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03in" table:align="left"/>
    </style:style>
    <style:style style:name="Table1.A" style:family="table-column">
      <style:table-column-properties style:column-width="0.6299in"/>
    </style:style>
    <style:style style:name="Table1.B" style:family="table-column">
      <style:table-column-properties style:column-width="6.0604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6299in" style:rel-column-width="6167*"/>
    </style:style>
    <style:style style:name="Table2.B" style:family="table-column">
      <style:table-column-properties style:column-width="6.0632in" style:rel-column-width="593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officeooo:rsid="0006d873" officeooo:paragraph-rsid="0006d873" style:font-size-asian="17.5pt" style:font-size-complex="20pt"/>
    </style:style>
    <style:style style:name="P3" style:family="paragraph" style:parent-style-name="Standard">
      <style:paragraph-properties fo:text-align="center" style:justify-single-word="false"/>
      <style:text-properties fo:font-size="20pt" fo:language="ro" fo:country="RO" officeooo:rsid="0006d873" officeooo:paragraph-rsid="0006d873" style:font-size-asian="17.5pt" style:font-size-complex="20pt"/>
    </style:style>
    <style:style style:name="P4" style:family="paragraph" style:parent-style-name="Standard">
      <style:paragraph-properties fo:text-align="end" style:justify-single-word="false"/>
      <style:text-properties fo:font-size="20pt" fo:language="ro" fo:country="RO" officeooo:rsid="0006d873" officeooo:paragraph-rsid="0006d873" style:font-size-asian="17.5pt" style:font-size-complex="20pt"/>
    </style:style>
    <style:style style:name="P5" style:family="paragraph" style:parent-style-name="Standard">
      <style:paragraph-properties fo:text-align="start" style:justify-single-word="false"/>
      <style:text-properties fo:font-size="14pt" fo:language="ro" fo:country="RO" fo:font-weight="bold" officeooo:rsid="0007a551" officeooo:paragraph-rsid="0007a551"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ro" fo:country="RO" officeooo:rsid="0006d873" officeooo:paragraph-rsid="0006d873" style:font-size-asian="12.25pt" style:font-size-complex="14pt"/>
    </style:style>
    <style:style style:name="P7" style:family="paragraph" style:parent-style-name="Standard">
      <style:paragraph-properties fo:text-align="start" style:justify-single-word="false"/>
      <style:text-properties fo:font-size="14pt" fo:language="en" fo:country="US" fo:font-weight="bold" officeooo:rsid="000a2798" officeooo:paragraph-rsid="000a2798"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US" fo:font-weight="bold" officeooo:rsid="000b3e96" officeooo:paragraph-rsid="000b3e96"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language="en" fo:country="US" fo:font-weight="bold" officeooo:rsid="000bd790" officeooo:paragraph-rsid="000bd79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language="en" fo:country="US" fo:font-weight="bold" officeooo:rsid="0012d805" officeooo:paragraph-rsid="0012d805"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language="en" fo:country="US" fo:font-weight="bold" officeooo:rsid="0014aed5" officeooo:paragraph-rsid="0014aed5"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language="en" fo:country="US" fo:font-weight="bold" officeooo:rsid="00151b7b" officeooo:paragraph-rsid="00151b7b"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language="en" fo:country="US" fo:font-weight="bold" officeooo:rsid="00151b7b" officeooo:paragraph-rsid="00179255"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language="en" fo:country="US" fo:font-weight="bold" officeooo:rsid="00179255" officeooo:paragraph-rsid="0017925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language="en" fo:country="US" fo:font-weight="bold" officeooo:rsid="00187adc" officeooo:paragraph-rsid="00187adc"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language="en" fo:country="US" fo:font-weight="bold" officeooo:rsid="00187adc" officeooo:paragraph-rsid="001a1848"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language="en" fo:country="US" fo:font-weight="bold" officeooo:rsid="00187adc" officeooo:paragraph-rsid="001bf80e"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language="en" fo:country="US" fo:font-weight="bold" officeooo:rsid="001a1848" officeooo:paragraph-rsid="001a1848"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language="en" fo:country="US" fo:font-weight="normal" officeooo:rsid="000a2798" officeooo:paragraph-rsid="000a279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language="en" fo:country="US" fo:font-weight="normal" officeooo:rsid="000bd790" officeooo:paragraph-rsid="000bd790"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en" fo:country="US" fo:font-weight="normal" officeooo:rsid="000d9e65" officeooo:paragraph-rsid="000d9e65"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en" fo:country="US" fo:font-weight="normal" officeooo:rsid="00112a63" officeooo:paragraph-rsid="00112a63"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language="en" fo:country="US" fo:font-weight="normal" officeooo:rsid="00112a63" officeooo:paragraph-rsid="00112a63"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language="en" fo:country="US" fo:font-weight="normal" officeooo:rsid="0012d805" officeooo:paragraph-rsid="0012d805"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language="en" fo:country="US" fo:font-weight="normal" officeooo:rsid="0014aed5" officeooo:paragraph-rsid="0014aed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language="en" fo:country="US" fo:font-weight="normal" officeooo:rsid="00151b7b" officeooo:paragraph-rsid="00151b7b"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4pt" fo:language="en" fo:country="US" fo:font-weight="normal" officeooo:rsid="00151b7b" officeooo:paragraph-rsid="0017925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language="en" fo:country="US" fo:font-weight="normal" officeooo:rsid="00151b7b" officeooo:paragraph-rsid="00187adc"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language="en" fo:country="US" fo:font-weight="normal" officeooo:rsid="00179255" officeooo:paragraph-rsid="00179255"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language="en" fo:country="US" fo:font-weight="normal" officeooo:rsid="00187adc" officeooo:paragraph-rsid="00187adc"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language="en" fo:country="US" style:text-underline-style="none" fo:font-weight="bold" officeooo:rsid="001a1848" officeooo:paragraph-rsid="001a1848"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fo:language="en" fo:country="US" style:text-underline-style="none" fo:font-weight="bold" officeooo:rsid="001a1848" officeooo:paragraph-rsid="001bf80e"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size="14pt" fo:language="en" fo:country="US" style:text-underline-style="none" fo:font-weight="bold" officeooo:rsid="001d3b5a" officeooo:paragraph-rsid="001d3b5a"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font-size="14pt" fo:language="en" fo:country="US" style:text-underline-style="none" fo:font-weight="bold" officeooo:rsid="001e48dd" officeooo:paragraph-rsid="001e48dd" style:font-size-asian="12.25pt" style:font-weight-asian="bold" style:font-size-complex="14pt" style:font-weight-complex="bold"/>
    </style:style>
    <style:style style:name="P35" style:family="paragraph" style:parent-style-name="Standard">
      <style:paragraph-properties fo:text-align="start" style:justify-single-word="false"/>
      <style:text-properties fo:font-size="14pt" fo:language="en" fo:country="US" style:text-underline-style="none" fo:font-weight="bold" officeooo:rsid="002161c6" officeooo:paragraph-rsid="002161c6" style:font-size-asian="12.25pt" style:font-weight-asian="bold" style:font-size-complex="14pt" style:font-weight-complex="bold"/>
    </style:style>
    <style:style style:name="P36" style:family="paragraph" style:parent-style-name="Standard">
      <style:paragraph-properties fo:text-align="start" style:justify-single-word="false"/>
      <style:text-properties fo:font-size="14pt" fo:language="en" fo:country="US" style:text-underline-style="none" fo:font-weight="bold" officeooo:rsid="0021d0c2" officeooo:paragraph-rsid="0021d0c2" style:font-size-asian="12.25pt" style:font-weight-asian="bold" style:font-size-complex="14pt" style:font-weight-complex="bold"/>
    </style:style>
    <style:style style:name="P37" style:family="paragraph" style:parent-style-name="Standard">
      <style:paragraph-properties fo:text-align="start" style:justify-single-word="false"/>
      <style:text-properties fo:font-size="14pt" fo:language="en" fo:country="US" style:text-underline-style="none" fo:font-weight="bold" officeooo:rsid="0021d0c2" officeooo:paragraph-rsid="0023a374"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language="en" fo:country="US" style:text-underline-style="none" fo:font-weight="bold" officeooo:rsid="0021d0c2" officeooo:paragraph-rsid="0024e89b"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language="en" fo:country="US" style:text-underline-style="none" fo:font-weight="bold" officeooo:rsid="0025b2da" officeooo:paragraph-rsid="0025b2da"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language="en" fo:country="US" style:text-underline-style="none" fo:font-weight="bold" officeooo:rsid="0025b2da" officeooo:paragraph-rsid="0026b9a1"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fo:language="en" fo:country="US" style:text-underline-style="none" fo:font-weight="bold" officeooo:rsid="0025b2da" officeooo:paragraph-rsid="0026e98d"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fo:language="en" fo:country="US" style:text-underline-style="none" fo:font-weight="bold" officeooo:rsid="0025b2da" officeooo:paragraph-rsid="002a5f78"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language="en" fo:country="US" style:text-underline-style="none" fo:font-weight="bold" officeooo:rsid="0026e98d" officeooo:paragraph-rsid="0026e98d" style:font-size-asian="12.25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n" fo:country="US" style:text-underline-style="none" fo:font-weight="bold" officeooo:rsid="002aeb20" officeooo:paragraph-rsid="002aeb20"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fo:language="en" fo:country="US" style:text-underline-style="none" fo:font-weight="bold" officeooo:rsid="002aeb20" officeooo:paragraph-rsid="002aeb20"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fo:language="en" fo:country="US" style:text-underline-style="none" fo:font-weight="normal" officeooo:rsid="001e48dd" officeooo:paragraph-rsid="001e48d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en" fo:country="US" style:text-underline-style="none" fo:font-weight="normal" officeooo:rsid="0021d0c2" officeooo:paragraph-rsid="0021d0c2"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size="14pt" fo:language="en" fo:country="US" style:text-underline-style="none" fo:font-weight="normal" officeooo:rsid="0025b2da" officeooo:paragraph-rsid="0026b9a1"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font-size="14pt" fo:language="en" fo:country="US" style:text-underline-style="none" fo:font-weight="normal" officeooo:rsid="0026b9a1" officeooo:paragraph-rsid="0026b9a1" style:font-size-asian="12.25pt" style:font-weight-asian="normal" style:font-size-complex="14pt" style:font-weight-complex="normal"/>
    </style:style>
    <style:style style:name="P50" style:family="paragraph" style:parent-style-name="Standard">
      <style:paragraph-properties fo:text-align="center" style:justify-single-word="false"/>
      <style:text-properties fo:font-size="18pt" fo:language="ro" fo:country="RO" fo:font-weight="bold" officeooo:rsid="0007a551" officeooo:paragraph-rsid="0007a551" style:font-size-asian="15.75pt" style:font-weight-asian="bold" style:font-size-complex="18pt" style:font-weight-complex="bold"/>
    </style:style>
    <style:style style:name="P51" style:family="paragraph" style:parent-style-name="Standard">
      <style:paragraph-properties fo:text-align="center" style:justify-single-word="false"/>
      <style:text-properties fo:font-size="18pt" fo:language="en" fo:country="US" fo:font-weight="bold" officeooo:rsid="000bd790" officeooo:paragraph-rsid="000bd790" style:font-size-asian="15.75pt" style:font-weight-asian="bold" style:font-size-complex="18pt" style:font-weight-complex="bold"/>
    </style:style>
    <style:style style:name="P52" style:family="paragraph" style:parent-style-name="Standard">
      <style:paragraph-properties fo:text-align="center" style:justify-single-word="false"/>
      <style:text-properties fo:font-size="18pt" fo:language="en" fo:country="US" fo:font-weight="bold" officeooo:rsid="0012d805" officeooo:paragraph-rsid="0012d805"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51b7b" officeooo:paragraph-rsid="00151b7b" style:font-size-asian="17pt" style:font-weight-asian="bold" style:font-size-complex="17pt" style:font-weight-complex="bold"/>
    </style:style>
    <style:style style:name="P54"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87adc" officeooo:paragraph-rsid="00187adc" style:font-size-asian="17pt" style:font-weight-asian="bold" style:font-size-complex="17pt" style:font-weight-complex="bold"/>
    </style:style>
    <style:style style:name="P55"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87adc" officeooo:paragraph-rsid="001a1848" style:font-size-asian="17pt" style:font-weight-asian="bold" style:font-size-complex="17pt" style:font-weight-complex="bold"/>
    </style:style>
    <style:style style:name="P56"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ebdf5" officeooo:paragraph-rsid="001ebdf5" style:font-size-asian="14.8500003814697pt" style:font-weight-asian="bold" style:font-size-complex="17pt" style:font-weight-complex="bold"/>
    </style:style>
    <style:style style:name="P57"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ebdf5" officeooo:paragraph-rsid="002161c6" style:font-size-asian="14.8500003814697pt" style:font-weight-asian="bold" style:font-size-complex="17pt" style:font-weight-complex="bold"/>
    </style:style>
    <style:style style:name="P58"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1ebdf5" officeooo:paragraph-rsid="0021d0c2" style:font-size-asian="14.8500003814697pt" style:font-weight-asian="bold" style:font-size-complex="17pt" style:font-weight-complex="bold"/>
    </style:style>
    <style:style style:name="P59"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21d0c2" officeooo:paragraph-rsid="0021d0c2" style:font-size-asian="14.8500003814697pt" style:font-weight-asian="bold" style:font-size-complex="17pt" style:font-weight-complex="bold"/>
    </style:style>
    <style:style style:name="P60"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21d0c2" officeooo:paragraph-rsid="0025b2da" style:font-size-asian="14.8500003814697pt" style:font-weight-asian="bold" style:font-size-complex="17pt" style:font-weight-complex="bold"/>
    </style:style>
    <style:style style:name="P61" style:family="paragraph" style:parent-style-name="Standard">
      <style:paragraph-properties fo:text-align="start" style:justify-single-word="false"/>
      <style:text-properties fo:font-size="17pt" fo:language="en" fo:country="US" style:text-underline-style="none" fo:font-weight="bold" officeooo:rsid="001a1848" officeooo:paragraph-rsid="001a1848" style:font-size-asian="17pt" style:font-weight-asian="bold" style:font-size-complex="17pt" style:font-weight-complex="bold"/>
    </style:style>
    <style:style style:name="P62" style:family="paragraph" style:parent-style-name="Table_20_Contents">
      <style:paragraph-properties fo:text-align="start" style:justify-single-word="false"/>
      <style:text-properties fo:font-size="14pt" style:font-size-asian="12.25pt" style:font-size-complex="14pt"/>
    </style:style>
    <style:style style:name="P63" style:family="paragraph" style:parent-style-name="Table_20_Contents">
      <style:paragraph-properties fo:text-align="start" style:justify-single-word="false"/>
      <style:text-properties fo:font-size="14pt" officeooo:rsid="000a2798" officeooo:paragraph-rsid="000a2798" style:font-size-asian="12.25pt" style:font-size-complex="14pt"/>
    </style:style>
    <style:style style:name="P64" style:family="paragraph" style:parent-style-name="Table_20_Contents">
      <style:paragraph-properties fo:text-align="start" style:justify-single-word="false"/>
      <style:text-properties fo:font-size="14pt" officeooo:rsid="000b3e96" officeooo:paragraph-rsid="000b3e96" style:font-size-asian="12.25pt" style:font-size-complex="14pt"/>
    </style:style>
    <style:style style:name="P65" style:family="paragraph" style:parent-style-name="Table_20_Contents">
      <style:paragraph-properties fo:text-align="start" style:justify-single-word="false"/>
      <style:text-properties fo:font-size="14pt" officeooo:rsid="0012d805" officeooo:paragraph-rsid="0012d805" style:font-size-asian="12.25pt" style:font-size-complex="14pt"/>
    </style:style>
    <style:style style:name="P66" style:family="paragraph" style:parent-style-name="Table_20_Contents">
      <style:paragraph-properties fo:text-align="start" style:justify-single-word="false"/>
      <style:text-properties fo:font-size="14pt" fo:font-weight="bold" officeooo:rsid="000a2798" officeooo:paragraph-rsid="000a2798" style:font-size-asian="12.25pt" style:font-weight-asian="bold" style:font-size-complex="14pt" style:font-weight-complex="bold"/>
    </style:style>
    <style:style style:name="P67" style:family="paragraph" style:parent-style-name="Table_20_Contents">
      <style:paragraph-properties fo:text-align="start" style:justify-single-word="false"/>
      <style:text-properties fo:font-size="14pt" fo:font-weight="bold" officeooo:rsid="000b3e96" officeooo:paragraph-rsid="000b3e96"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font-size="14pt" fo:language="en" fo:country="US" fo:font-weight="normal" officeooo:rsid="00085bd6" officeooo:paragraph-rsid="00085bd6" style:font-size-asian="12.25pt" style:font-weight-asian="normal" style:font-size-complex="14pt" style:font-weight-complex="normal"/>
    </style:style>
    <style:style style:name="P69" style:family="paragraph" style:parent-style-name="Standard" style:list-style-name="L1">
      <style:paragraph-properties fo:text-align="start" style:justify-single-word="false"/>
      <style:text-properties fo:font-size="14pt" fo:language="en" fo:country="US" fo:font-weight="normal" officeooo:rsid="000bd790" officeooo:paragraph-rsid="000bd79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language="en" fo:country="US" fo:font-weight="normal" officeooo:rsid="00151b7b" officeooo:paragraph-rsid="00151b7b"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language="en" fo:country="US" fo:font-weight="normal" officeooo:rsid="00187adc" officeooo:paragraph-rsid="00187adc"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language="en" fo:country="US" fo:font-weight="normal" officeooo:rsid="001a1848" officeooo:paragraph-rsid="001a1848"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language="en" fo:country="US" fo:font-weight="normal" officeooo:rsid="001a1848" officeooo:paragraph-rsid="001bf80e"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language="en" fo:country="US" fo:font-weight="normal" officeooo:rsid="00112a63" officeooo:paragraph-rsid="00112a63"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language="en" fo:country="US" fo:font-weight="normal" officeooo:rsid="0014aed5" officeooo:paragraph-rsid="0014aed5"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language="en" fo:country="US" fo:font-weight="normal" officeooo:rsid="003841de" officeooo:paragraph-rsid="003841de" fo:background-color="#ff3333"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font-size="14pt" fo:language="en" fo:country="US" fo:font-weight="bold" officeooo:rsid="0012d805" officeooo:paragraph-rsid="0012d805"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en" fo:country="US" fo:font-weight="bold" officeooo:rsid="0014aed5" officeooo:paragraph-rsid="0014aed5"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en" fo:country="US" fo:font-weight="bold" officeooo:rsid="00151b7b" officeooo:paragraph-rsid="0012d805"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en" fo:country="US" fo:font-weight="bold" officeooo:rsid="00179255" officeooo:paragraph-rsid="00179255"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en" fo:country="US" fo:font-weight="bold" officeooo:rsid="001a1848" officeooo:paragraph-rsid="001a1848"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en" fo:country="US" style:text-underline-style="none" fo:font-weight="normal" officeooo:rsid="001a1848" officeooo:paragraph-rsid="001bf80e"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font-size="14pt" fo:language="en" fo:country="US" style:text-underline-style="none" fo:font-weight="normal" officeooo:rsid="001a1848" officeooo:paragraph-rsid="001a1848"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language="en" fo:country="US" style:text-underline-style="none" fo:font-weight="normal" officeooo:rsid="001bf80e" officeooo:paragraph-rsid="001a1848"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fo:language="en" fo:country="US" style:text-underline-style="none" fo:font-weight="normal" officeooo:rsid="001d3b5a" officeooo:paragraph-rsid="001a1848"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language="en" fo:country="US" style:text-underline-style="none" fo:font-weight="normal" officeooo:rsid="001e48dd" officeooo:paragraph-rsid="001e48dd"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language="en" fo:country="US" style:text-underline-style="none" fo:font-weight="normal" officeooo:rsid="001ebdf5" officeooo:paragraph-rsid="001ebdf5"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language="en" fo:country="US" style:text-underline-style="none" fo:font-weight="normal" officeooo:rsid="002161c6" officeooo:paragraph-rsid="002161c6"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language="en" fo:country="US" style:text-underline-style="none" fo:font-weight="normal" officeooo:rsid="0021d0c2" officeooo:paragraph-rsid="0021d0c2"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language="en" fo:country="US" style:text-underline-style="none" fo:font-weight="normal" officeooo:rsid="0021d0c2" officeooo:paragraph-rsid="0023a374"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language="en" fo:country="US" style:text-underline-style="none" fo:font-weight="normal" officeooo:rsid="0021d0c2" officeooo:paragraph-rsid="0024e89b"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size="14pt" fo:language="en" fo:country="US" style:text-underline-style="none" fo:font-weight="normal" officeooo:rsid="0025b2da" officeooo:paragraph-rsid="0025b2da"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fo:font-size="14pt" fo:language="en" fo:country="US" style:text-underline-style="none" fo:font-weight="normal" officeooo:rsid="0025b2da" officeooo:paragraph-rsid="0026b9a1"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fo:font-size="14pt" fo:language="en" fo:country="US" style:text-underline-style="none" fo:font-weight="normal" officeooo:rsid="0026b9a1" officeooo:paragraph-rsid="0026b9a1"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fo:font-size="14pt" fo:language="en" fo:country="US" style:text-underline-style="none" fo:font-weight="normal" officeooo:rsid="0026e98d" officeooo:paragraph-rsid="0026e98d"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fo:font-size="14pt" fo:language="en" fo:country="US" style:text-underline-style="none" fo:font-weight="normal" officeooo:rsid="00287552" officeooo:paragraph-rsid="0026e98d"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fo:font-size="14pt" fo:language="en" fo:country="US" style:text-underline-style="none" fo:font-weight="normal" officeooo:rsid="002aeb20" officeooo:paragraph-rsid="002aeb20" style:font-size-asian="12.25pt" style:font-weight-asian="normal" style:font-size-complex="14pt" style:font-weight-complex="normal"/>
    </style:style>
    <style:style style:name="P98" style:family="paragraph" style:parent-style-name="Standard" style:list-style-name="L2">
      <style:paragraph-properties fo:text-align="start" style:justify-single-word="false"/>
      <style:text-properties fo:font-size="14pt" fo:language="en" fo:country="US" style:text-underline-style="none" fo:font-weight="normal" officeooo:rsid="003090fc" officeooo:paragraph-rsid="00342363" style:font-size-asian="12.25pt" style:font-weight-asian="normal" style:font-size-complex="14pt" style:font-weight-complex="normal"/>
    </style:style>
    <style:style style:name="P99" style:family="paragraph" style:parent-style-name="Standard">
      <style:paragraph-properties fo:text-align="start" style:justify-single-word="false"/>
      <style:text-properties fo:font-size="14pt" fo:language="en" fo:country="US" style:text-underline-style="none" fo:font-weight="normal" officeooo:rsid="003090fc" officeooo:paragraph-rsid="00342363" style:font-size-asian="12.25pt" style:font-weight-asian="normal" style:font-size-complex="14pt" style:font-weight-complex="normal"/>
    </style:style>
    <style:style style:name="P100" style:family="paragraph" style:parent-style-name="Standard" style:list-style-name="L2">
      <style:paragraph-properties fo:text-align="start" style:justify-single-word="false"/>
      <style:text-properties fo:font-size="14pt" fo:language="en" fo:country="US" style:text-underline-style="none" fo:font-weight="normal" officeooo:rsid="003099c8" officeooo:paragraph-rsid="00342363" style:font-size-asian="12.25pt" style:font-weight-asian="normal" style:font-size-complex="14pt" style:font-weight-complex="normal"/>
    </style:style>
    <style:style style:name="P101" style:family="paragraph" style:parent-style-name="Standard">
      <style:paragraph-properties fo:text-align="start" style:justify-single-word="false"/>
      <style:text-properties fo:font-size="14pt" fo:language="en" fo:country="US" style:text-underline-style="none" fo:font-weight="normal" officeooo:rsid="003099c8" officeooo:paragraph-rsid="002e7769"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fo:font-size="14pt" fo:language="en" fo:country="US" style:text-underline-style="none" fo:font-weight="normal" officeooo:rsid="001ebdf5" officeooo:paragraph-rsid="001ebdf5"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fo:font-size="14pt" fo:language="en" fo:country="US" style:text-underline-style="none" fo:font-weight="bold" officeooo:rsid="0026b9a1" officeooo:paragraph-rsid="0026b9a1" style:font-size-asian="12.25pt" style:font-weight-asian="bold" style:font-size-complex="14pt" style:font-weight-complex="bold"/>
    </style:style>
    <style:style style:name="P104" style:family="paragraph" style:parent-style-name="Standard">
      <style:paragraph-properties fo:text-align="start" style:justify-single-word="false"/>
      <style:text-properties fo:font-size="14pt" fo:language="en" fo:country="US" style:text-underline-style="none" fo:font-weight="bold" officeooo:rsid="002aeb20" officeooo:paragraph-rsid="002aeb20" style:font-size-asian="12.25pt" style:font-weight-asian="bold" style:font-size-complex="14pt" style:font-weight-complex="bold"/>
    </style:style>
    <style:style style:name="P105" style:family="paragraph" style:parent-style-name="Standard">
      <style:paragraph-properties fo:text-align="start" style:justify-single-word="false"/>
      <style:text-properties fo:font-size="14pt" fo:language="en" fo:country="US" style:text-underline-style="none" fo:font-weight="bold" officeooo:rsid="002e7769" officeooo:paragraph-rsid="00342363" style:font-size-asian="12.25pt" style:font-weight-asian="bold" style:font-size-complex="14pt" style:font-weight-complex="bold"/>
    </style:style>
    <style:style style:name="P106" style:family="paragraph" style:parent-style-name="Standard">
      <style:paragraph-properties fo:text-align="start" style:justify-single-word="false"/>
      <style:text-properties fo:font-size="14pt" fo:language="en" fo:country="US" style:text-underline-style="none" fo:font-weight="bold" officeooo:rsid="002fa0f6" officeooo:paragraph-rsid="002fa0f6" style:font-size-asian="12.25pt" style:font-weight-asian="bold" style:font-size-complex="14pt" style:font-weight-complex="bold"/>
    </style:style>
    <style:style style:name="P107" style:family="paragraph" style:parent-style-name="Standard">
      <style:paragraph-properties fo:text-align="start" style:justify-single-word="false"/>
      <style:text-properties fo:font-size="14pt" fo:language="en" fo:country="US" style:text-underline-style="none" fo:font-weight="bold" officeooo:rsid="00326a19" officeooo:paragraph-rsid="002e7769" style:font-size-asian="12.25pt" style:font-weight-asian="bold" style:font-size-complex="14pt" style:font-weight-complex="bold"/>
    </style:style>
    <style:style style:name="P108" style:family="paragraph" style:parent-style-name="Standard">
      <style:paragraph-properties fo:text-align="start" style:justify-single-word="false"/>
      <style:text-properties fo:font-size="14pt" fo:language="en" fo:country="US" style:text-underline-style="none" fo:font-weight="bold" officeooo:rsid="00326a19" officeooo:paragraph-rsid="00342363" style:font-size-asian="12.25pt" style:font-weight-asian="bold" style:font-size-complex="14pt" style:font-weight-complex="bold"/>
    </style:style>
    <style:style style:name="P109" style:family="paragraph" style:parent-style-name="Standard">
      <style:paragraph-properties fo:text-align="start" style:justify-single-word="false"/>
      <style:text-properties fo:font-size="14pt" fo:language="en" fo:country="US" style:text-underline-style="none" fo:font-weight="bold" officeooo:rsid="001e48dd" officeooo:paragraph-rsid="001e48dd" style:font-size-asian="12.25pt" style:font-weight-asian="bold" style:font-size-complex="14pt" style:font-weight-complex="bold"/>
    </style:style>
    <style:style style:name="P110" style:family="paragraph" style:parent-style-name="Standard">
      <style:paragraph-properties fo:text-align="start" style:justify-single-word="false"/>
      <style:text-properties fo:font-size="14pt" fo:language="en" fo:country="US" style:text-underline-style="none" fo:font-weight="bold" officeooo:rsid="0021d0c2" officeooo:paragraph-rsid="0021d0c2" style:font-size-asian="12.25pt" style:font-weight-asian="bold" style:font-size-complex="14pt" style:font-weight-complex="bold"/>
    </style:style>
    <style:style style:name="P111" style:family="paragraph" style:parent-style-name="Standard">
      <style:paragraph-properties fo:text-align="start" style:justify-single-word="false"/>
      <style:text-properties fo:font-size="14pt" fo:language="en" fo:country="US" style:text-underline-style="none" fo:font-weight="bold" officeooo:rsid="0021d0c2" officeooo:paragraph-rsid="0024e89b" style:font-size-asian="12.25pt" style:font-weight-asian="bold" style:font-size-complex="14pt" style:font-weight-complex="bold"/>
    </style:style>
    <style:style style:name="P112" style:family="paragraph" style:parent-style-name="Standard">
      <style:paragraph-properties fo:text-align="start" style:justify-single-word="false"/>
      <style:text-properties fo:font-size="14pt" fo:language="en" fo:country="US" style:text-underline-style="none" fo:font-weight="bold" officeooo:rsid="0025b2da" officeooo:paragraph-rsid="0025b2da"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en" fo:country="US" style:text-underline-style="none" fo:font-weight="bold" officeooo:rsid="003c8f1a" officeooo:paragraph-rsid="003c8f1a"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en" fo:country="US" style:text-underline-style="none" fo:font-weight="bold" officeooo:rsid="003fe352" officeooo:paragraph-rsid="003fe352"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en" fo:country="US" style:text-underline-style="none" fo:font-weight="bold" officeooo:rsid="0026e98d" officeooo:paragraph-rsid="0026e98d"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en" fo:country="US" style:text-underline-style="none" fo:font-weight="bold" officeooo:rsid="001ebdf5" officeooo:paragraph-rsid="001ebdf5"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normal" officeooo:rsid="0026b9a1" officeooo:paragraph-rsid="0026b9a1" style:font-size-asian="14.8500003814697pt" style:font-weight-asian="normal" style:font-size-complex="17pt" style:font-weight-complex="normal"/>
    </style:style>
    <style:style style:name="P118"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normal" officeooo:rsid="0026e98d" officeooo:paragraph-rsid="0026e98d" style:font-size-asian="14.8500003814697pt" style:font-weight-asian="normal" style:font-size-complex="17pt" style:font-weight-complex="normal"/>
    </style:style>
    <style:style style:name="P119"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26b9a1" officeooo:paragraph-rsid="0026b9a1" style:font-size-asian="14.8500003814697pt" style:font-weight-asian="bold" style:font-size-complex="17pt" style:font-weight-complex="bold"/>
    </style:style>
    <style:style style:name="P120"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26e98d" officeooo:paragraph-rsid="0026e98d" style:font-size-asian="14.8500003814697pt" style:font-weight-asian="bold" style:font-size-complex="17pt" style:font-weight-complex="bold"/>
    </style:style>
    <style:style style:name="P121"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2a5f78" officeooo:paragraph-rsid="002a5f78" style:font-size-asian="14.8500003814697pt" style:font-weight-asian="bold" style:font-size-complex="17pt" style:font-weight-complex="bold"/>
    </style:style>
    <style:style style:name="P122" style:family="paragraph" style:parent-style-name="Standard">
      <style:paragraph-properties fo:text-align="start" style:justify-single-word="false"/>
      <style:text-properties fo:font-size="17pt" fo:language="en" fo:country="US" style:text-underline-style="solid" style:text-underline-width="auto" style:text-underline-color="font-color" fo:font-weight="bold" officeooo:rsid="003090fc" officeooo:paragraph-rsid="00342363" style:font-size-asian="17pt" style:font-weight-asian="bold" style:font-size-complex="17pt" style:font-weight-complex="bold"/>
    </style:style>
    <style:style style:name="P123" style:family="paragraph" style:parent-style-name="Standard">
      <style:paragraph-properties fo:text-align="center" style:justify-single-word="false"/>
      <style:text-properties fo:font-size="18pt" fo:language="en" fo:country="US" style:text-underline-style="none" fo:font-weight="bold" officeooo:rsid="002e7769" officeooo:paragraph-rsid="00342363" style:font-size-asian="15.75pt" style:font-weight-asian="bold" style:font-size-complex="18pt" style:font-weight-complex="bold"/>
    </style:style>
    <style:style style:name="P124" style:family="paragraph" style:parent-style-name="Footer">
      <style:text-properties officeooo:rsid="00356fee" officeooo:paragraph-rsid="00356fee"/>
    </style:style>
    <style:style style:name="T1" style:family="text">
      <style:text-properties fo:font-weight="normal" style:font-weight-asian="normal" style:font-weight-complex="normal"/>
    </style:style>
    <style:style style:name="T2" style:family="text">
      <style:text-properties fo:font-weight="normal" officeooo:rsid="00085bd6" style:font-weight-asian="normal" style:font-weight-complex="normal"/>
    </style:style>
    <style:style style:name="T3" style:family="text">
      <style:text-properties fo:font-weight="normal" officeooo:rsid="00151b7b" style:font-weight-asian="normal" style:font-weight-complex="normal"/>
    </style:style>
    <style:style style:name="T4" style:family="text">
      <style:text-properties fo:font-weight="normal" officeooo:rsid="001a1848" style:font-weight-asian="normal" style:font-weight-complex="normal"/>
    </style:style>
    <style:style style:name="T5" style:family="text">
      <style:text-properties fo:font-weight="normal" officeooo:rsid="001bf80e" style:font-weight-asian="normal" style:font-weight-complex="normal"/>
    </style:style>
    <style:style style:name="T6" style:family="text">
      <style:text-properties fo:font-weight="normal" officeooo:rsid="001d3b5a" style:font-weight-asian="normal" style:font-weight-complex="normal"/>
    </style:style>
    <style:style style:name="T7" style:family="text">
      <style:text-properties fo:font-weight="normal" officeooo:rsid="0023a374" style:font-weight-asian="normal" style:font-weight-complex="normal"/>
    </style:style>
    <style:style style:name="T8" style:family="text">
      <style:text-properties fo:font-weight="normal" officeooo:rsid="0026b9a1" style:font-weight-asian="normal" style:font-weight-complex="normal"/>
    </style:style>
    <style:style style:name="T9" style:family="text">
      <style:text-properties fo:font-weight="normal" officeooo:rsid="00287552" style:font-weight-asian="normal" style:font-weight-complex="normal"/>
    </style:style>
    <style:style style:name="T10" style:family="text">
      <style:text-properties fo:font-weight="normal" officeooo:rsid="002fa0f6" style:font-weight-asian="normal" style:font-weight-complex="normal"/>
    </style:style>
    <style:style style:name="T11" style:family="text">
      <style:text-properties fo:font-weight="normal" officeooo:rsid="00341e32" style:font-weight-asian="normal" style:font-weight-complex="normal"/>
    </style:style>
    <style:style style:name="T12" style:family="text">
      <style:text-properties fo:font-weight="normal" officeooo:rsid="00356fee" style:font-weight-asian="normal" style:font-weight-complex="normal"/>
    </style:style>
    <style:style style:name="T13" style:family="text">
      <style:text-properties fo:font-weight="normal" officeooo:rsid="003841de" style:font-weight-asian="normal" style:font-weight-complex="normal"/>
    </style:style>
    <style:style style:name="T14" style:family="text">
      <style:text-properties fo:font-weight="normal" officeooo:rsid="003a8ec6" style:font-weight-asian="normal" style:font-weight-complex="normal"/>
    </style:style>
    <style:style style:name="T15" style:family="text">
      <style:text-properties officeooo:rsid="00085bd6"/>
    </style:style>
    <style:style style:name="T16" style:family="text">
      <style:text-properties officeooo:rsid="000b3e96"/>
    </style:style>
    <style:style style:name="T17" style:family="text">
      <style:text-properties fo:font-weight="bold" style:font-weight-asian="bold" style:font-weight-complex="bold"/>
    </style:style>
    <style:style style:name="T18" style:family="text">
      <style:text-properties fo:font-weight="bold" officeooo:rsid="000b3e96" style:font-weight-asian="bold" style:font-weight-complex="bold"/>
    </style:style>
    <style:style style:name="T19" style:family="text">
      <style:text-properties fo:font-weight="bold" officeooo:rsid="00151b7b" style:font-weight-asian="bold" style:font-weight-complex="bold"/>
    </style:style>
    <style:style style:name="T20" style:family="text">
      <style:text-properties fo:font-weight="bold" officeooo:rsid="00179255" style:font-weight-asian="bold" style:font-weight-complex="bold"/>
    </style:style>
    <style:style style:name="T21" style:family="text">
      <style:text-properties fo:font-weight="bold" officeooo:rsid="0014aed5" style:font-weight-asian="bold" style:font-weight-complex="bold"/>
    </style:style>
    <style:style style:name="T22" style:family="text">
      <style:text-properties fo:font-weight="bold" officeooo:rsid="0026b9a1" style:font-weight-asian="bold" style:font-weight-complex="bold"/>
    </style:style>
    <style:style style:name="T23" style:family="text">
      <style:text-properties fo:font-weight="bold" officeooo:rsid="003099c8" style:font-weight-asian="bold" style:font-weight-complex="bold"/>
    </style:style>
    <style:style style:name="T24" style:family="text">
      <style:text-properties fo:font-weight="bold" officeooo:rsid="00326a19" style:font-weight-asian="bold" style:font-weight-complex="bold"/>
    </style:style>
    <style:style style:name="T25" style:family="text">
      <style:text-properties fo:font-weight="bold" officeooo:rsid="00341e32" style:font-weight-asian="bold" style:font-weight-complex="bold"/>
    </style:style>
    <style:style style:name="T26" style:family="text">
      <style:text-properties fo:font-weight="bold" officeooo:rsid="003655f0" style:font-weight-asian="bold" style:font-weight-complex="bold"/>
    </style:style>
    <style:style style:name="T27" style:family="text">
      <style:text-properties fo:font-weight="bold" officeooo:rsid="003841de" style:font-weight-asian="bold" style:font-weight-complex="bold"/>
    </style:style>
    <style:style style:name="T28" style:family="text">
      <style:text-properties fo:font-weight="bold" officeooo:rsid="003dfca7" style:font-weight-asian="bold" style:font-weight-complex="bold"/>
    </style:style>
    <style:style style:name="T29" style:family="text">
      <style:text-properties fo:font-weight="bold" officeooo:rsid="003e79c4" style:font-weight-asian="bold" style:font-weight-complex="bold"/>
    </style:style>
    <style:style style:name="T30" style:family="text">
      <style:text-properties officeooo:rsid="000bd790"/>
    </style:style>
    <style:style style:name="T31" style:family="text">
      <style:text-properties officeooo:rsid="000d9e65"/>
    </style:style>
    <style:style style:name="T32" style:family="text">
      <style:text-properties officeooo:rsid="00109f39"/>
    </style:style>
    <style:style style:name="T33" style:family="text">
      <style:text-properties officeooo:rsid="0014aed5"/>
    </style:style>
    <style:style style:name="T34" style:family="text">
      <style:text-properties officeooo:rsid="00151b7b"/>
    </style:style>
    <style:style style:name="T35" style:family="text">
      <style:text-properties officeooo:rsid="00179255"/>
    </style:style>
    <style:style style:name="T36" style:family="text">
      <style:text-properties officeooo:rsid="00187adc"/>
    </style:style>
    <style:style style:name="T37" style:family="text">
      <style:text-properties fo:font-size="17pt" style:text-underline-style="solid" style:text-underline-width="auto" style:text-underline-color="font-color" officeooo:rsid="0021d0c2" style:font-size-asian="14.8500003814697pt" style:font-size-complex="17pt"/>
    </style:style>
    <style:style style:name="T38" style:family="text">
      <style:text-properties fo:font-size="17pt" style:text-underline-style="solid" style:text-underline-width="auto" style:text-underline-color="font-color" officeooo:rsid="0026b9a1" style:font-size-asian="14.8500003814697pt" style:font-size-complex="17pt"/>
    </style:style>
    <style:style style:name="T39" style:family="text">
      <style:text-properties fo:font-size="17pt" style:text-underline-style="solid" style:text-underline-width="auto" style:text-underline-color="font-color" officeooo:rsid="0026e98d" style:font-size-asian="14.8500003814697pt" style:font-size-complex="17pt"/>
    </style:style>
    <style:style style:name="T40" style:family="text">
      <style:text-properties fo:font-size="17pt" style:text-underline-style="solid" style:text-underline-width="auto" style:text-underline-color="font-color" officeooo:rsid="002a5f78" style:font-size-asian="14.8500003814697pt" style:font-size-complex="17pt"/>
    </style:style>
    <style:style style:name="T41" style:family="text">
      <style:text-properties officeooo:rsid="001a1848"/>
    </style:style>
    <style:style style:name="T42" style:family="text">
      <style:text-properties officeooo:rsid="001bf80e"/>
    </style:style>
    <style:style style:name="T43" style:family="text">
      <style:text-properties officeooo:rsid="001d3b5a"/>
    </style:style>
    <style:style style:name="T44" style:family="text">
      <style:text-properties officeooo:rsid="002161c6"/>
    </style:style>
    <style:style style:name="T45" style:family="text">
      <style:text-properties officeooo:rsid="0023a374"/>
    </style:style>
    <style:style style:name="T46" style:family="text">
      <style:text-properties officeooo:rsid="0024e89b"/>
    </style:style>
    <style:style style:name="T47" style:family="text">
      <style:text-properties officeooo:rsid="0025b2da"/>
    </style:style>
    <style:style style:name="T48" style:family="text">
      <style:text-properties officeooo:rsid="0026b9a1"/>
    </style:style>
    <style:style style:name="T49" style:family="text">
      <style:text-properties officeooo:rsid="00287552"/>
    </style:style>
    <style:style style:name="T50" style:family="text">
      <style:text-properties officeooo:rsid="002c6ff2"/>
    </style:style>
    <style:style style:name="T51" style:family="text">
      <style:text-properties officeooo:rsid="003099c8"/>
    </style:style>
    <style:style style:name="T52" style:family="text">
      <style:text-properties officeooo:rsid="00326a19"/>
    </style:style>
    <style:style style:name="T53" style:family="text">
      <style:text-properties officeooo:rsid="00356fee"/>
    </style:style>
    <style:style style:name="T54" style:family="text">
      <style:text-properties officeooo:rsid="003655f0"/>
    </style:style>
    <style:style style:name="T55" style:family="text">
      <style:text-properties officeooo:rsid="003841de"/>
    </style:style>
    <style:style style:name="T56" style:family="text">
      <style:text-properties officeooo:rsid="0039fe85"/>
    </style:style>
    <style:style style:name="T57" style:family="text">
      <style:text-properties officeooo:rsid="003a8ec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3"><text:span text:style-name="T15">Documentatie</text:span> Tema electronica la</text:p>
      <text:p text:style-name="P3">Logica <text:span text:style-name="T15">logica computationala </text:span></text:p>
      <text:p text:style-name="P3"/>
      <text:p text:style-name="P3"/>
      <text:p text:style-name="P4">Student:</text:p>
      <text:p text:style-name="P4"><text:tab/>Badita Marin-Georgian</text:p>
      <text:p text:style-name="P4">Grupa 211</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6"/>
      <text:p text:style-name="P50">Enuntul pro<text:span text:style-name="T15">blemei</text:span></text:p>
      <text:p text:style-name="P50"/>
      <text:p text:style-name="P5"><text:tab/><text:span text:style-name="T1">Se cere creearea unei aplicatii care poate efectua toate cele 4 operatii </text:span><text:span text:style-name="T2">aritmetice</text:span><text:span text:style-name="T1"> de baza cu numere natu</text:span><text:span text:style-name="T2">rale (adunare, scadere, inmultire, imparire) intr-o baza oarecare </text:span><text:span text:style-name="T12">p</text:span><text:span text:style-name="T2">ana la 16 inclusiv. Aplicatia trebuie de asemenea sa contina si functionalitaiile de conversie a unui numar dintr-o baza in alta, precum si capacitatea de a efectua conversii rapide intre bazele 2 respectiv 4, 8, 16 si invers.</text:span></text:p>
      <text:p text:style-name="P68">Interactiunea cu utilizatorul se va face prin intermediul consolei, unde cu fiecare pas va fi afisata o lista de optiuni, din care utilizatorul va selecta operatia pe care doreste sa o execute, urmand sa ii fie indicati pasii urmatori in executarea actiunii dorite. </text:p>
      <text:p text:style-name="P68"/>
      <text:p text:style-name="P7">Lista de functionalitati.</text:p>
      <text:p text:style-name="P7"/>
      <table:table table:name="Table1" table:style-name="Table1">
        <table:table-column table:style-name="Table1.A"/>
        <table:table-column table:style-name="Table1.B"/>
        <table:table-row>
          <table:table-cell table:style-name="Table1.A1" office:value-type="string">
            <text:p text:style-name="P66">Nr.crt</text:p>
          </table:table-cell>
          <table:table-cell table:style-name="Table1.B1" office:value-type="string">
            <text:p text:style-name="P66">Denumirea functionalitatii</text:p>
          </table:table-cell>
        </table:table-row>
        <table:table-row>
          <table:table-cell table:style-name="Table1.A2" office:value-type="string">
            <text:p text:style-name="P63">1</text:p>
          </table:table-cell>
          <table:table-cell table:style-name="Table1.B2" office:value-type="string">
            <text:p text:style-name="P63">Adunarea a doua numere intr-o anumita baza</text:p>
          </table:table-cell>
        </table:table-row>
        <table:table-row>
          <table:table-cell table:style-name="Table1.A2" office:value-type="string">
            <text:p text:style-name="P63">2</text:p>
          </table:table-cell>
          <table:table-cell table:style-name="Table1.B2" office:value-type="string">
            <text:p text:style-name="P63">Scaderea a doua numere intr-o anumita baza</text:p>
          </table:table-cell>
        </table:table-row>
        <table:table-row>
          <table:table-cell table:style-name="Table1.A2" office:value-type="string">
            <text:p text:style-name="P63">3</text:p>
          </table:table-cell>
          <table:table-cell table:style-name="Table1.B2" office:value-type="string">
            <text:p text:style-name="P63">Inmultirea unui numar cu o cifra intr-o anumita baza</text:p>
          </table:table-cell>
        </table:table-row>
        <table:table-row>
          <table:table-cell table:style-name="Table1.A2" office:value-type="string">
            <text:p text:style-name="P63">4</text:p>
          </table:table-cell>
          <table:table-cell table:style-name="Table1.B2" office:value-type="string">
            <text:p text:style-name="P63">Impartirea unui numar la o cifra intr-o anumita baza</text:p>
          </table:table-cell>
        </table:table-row>
        <table:table-row>
          <table:table-cell table:style-name="Table1.A2" office:value-type="string">
            <text:p text:style-name="P63">5</text:p>
          </table:table-cell>
          <table:table-cell table:style-name="Table1.B2" office:value-type="string">
            <text:p text:style-name="P63">Conversia unui numar dintr-o baza in alta</text:p>
          </table:table-cell>
        </table:table-row>
        <table:table-row>
          <table:table-cell table:style-name="Table1.A2" office:value-type="string">
            <text:p text:style-name="P63">6.</text:p>
          </table:table-cell>
          <table:table-cell table:style-name="Table1.B2" office:value-type="string">
            <text:p text:style-name="P63">Conversia rapida a unui numar din baza 2 in baza 4 si invers</text:p>
          </table:table-cell>
        </table:table-row>
        <table:table-row>
          <table:table-cell table:style-name="Table1.A2" office:value-type="string">
            <text:p text:style-name="P63">7. </text:p>
          </table:table-cell>
          <table:table-cell table:style-name="Table1.B2" office:value-type="string">
            <text:p text:style-name="P63">Conversia rapida a unui numar din baza 2 in baza 8 si invers</text:p>
          </table:table-cell>
        </table:table-row>
        <table:table-row>
          <table:table-cell table:style-name="Table1.A2" office:value-type="string">
            <text:p text:style-name="P63">8. </text:p>
          </table:table-cell>
          <table:table-cell table:style-name="Table1.B2" office:value-type="string">
            <text:p text:style-name="P63">Co<text:span text:style-name="T16">nversia rapida a unui numar din baza 2 in baza 16 si invers</text:span></text:p>
          </table:table-cell>
        </table:table-row>
        <table:table-row>
          <table:table-cell table:style-name="Table1.A2" office:value-type="string">
            <text:p text:style-name="P65">9.</text:p>
          </table:table-cell>
          <table:table-cell table:style-name="Table1.B2" office:value-type="string">
            <text:p text:style-name="P65">Posibilitatea de a iesi din aplicatie</text:p>
          </table:table-cell>
        </table:table-row>
      </table:table>
      <text:p text:style-name="P19"/>
      <text:p text:style-name="P8">Lista de task-uri indeplinite pentru implementarea functionalitatiilor.</text:p>
      <text:p text:style-name="P8"/>
      <table:table table:name="Table2" table:style-name="Table2">
        <table:table-column table:style-name="Table2.A"/>
        <table:table-column table:style-name="Table2.B"/>
        <table:table-row>
          <table:table-cell table:style-name="Table2.A1" office:value-type="string">
            <text:p text:style-name="P67">Nr.crt</text:p>
          </table:table-cell>
          <table:table-cell table:style-name="Table2.B1" office:value-type="string">
            <text:p text:style-name="P62"><text:s/><text:span text:style-name="T18">Denumirea task-ului</text:span></text:p>
          </table:table-cell>
        </table:table-row>
        <table:table-row>
          <table:table-cell table:style-name="Table2.A2" office:value-type="string">
            <text:p text:style-name="P64">1</text:p>
          </table:table-cell>
          <table:table-cell table:style-name="Table2.B2" office:value-type="string">
            <text:p text:style-name="P64">Implementarea unei metode care aduna doua numere date prin sirul lor de cifre intr-o anumita baza si returneaza rezultatul</text:p>
          </table:table-cell>
        </table:table-row>
        <table:table-row>
          <table:table-cell table:style-name="Table2.A2" office:value-type="string">
            <text:p text:style-name="P64">2</text:p>
          </table:table-cell>
          <table:table-cell table:style-name="Table2.B2" office:value-type="string">
            <text:p text:style-name="P64">Implementarea unei metode care scade doua numere date prin sirul lor de cifre intr-o anumita baza si returneaza rezultatul</text:p>
          </table:table-cell>
        </table:table-row>
        <table:table-row>
          <table:table-cell table:style-name="Table2.A2" office:value-type="string">
            <text:p text:style-name="P64">3</text:p>
          </table:table-cell>
          <table:table-cell table:style-name="Table2.B2" office:value-type="string">
            <text:p text:style-name="P64">Implementarea unei metode care inmulteste un numar dat prin sirul de cifre cu o cifra intr-o anumita baza si returneaza rezultatul</text:p>
          </table:table-cell>
        </table:table-row>
        <text:soft-page-break/>
        <table:table-row>
          <table:table-cell table:style-name="Table2.A2" office:value-type="string">
            <text:p text:style-name="P64">4</text:p>
          </table:table-cell>
          <table:table-cell table:style-name="Table2.B2" office:value-type="string">
            <text:p text:style-name="P64">Implementarea unei metode care imparte un numar dat prin sirul de cifre la o cifra intr-o anumita baza si retur<text:span text:style-name="T53">n</text:span>eaza catul si restul impartirii</text:p>
          </table:table-cell>
        </table:table-row>
        <table:table-row>
          <table:table-cell table:style-name="Table2.A2" office:value-type="string">
            <text:p text:style-name="P64">5</text:p>
          </table:table-cell>
          <table:table-cell table:style-name="Table2.B2" office:value-type="string">
            <text:p text:style-name="P64">Implementarea unei metode care converteste un numar din baza 10 intr-o baza q prin impartiri repetate</text:p>
          </table:table-cell>
        </table:table-row>
        <table:table-row>
          <table:table-cell table:style-name="Table2.A2" office:value-type="string">
            <text:p text:style-name="P64">6</text:p>
          </table:table-cell>
          <table:table-cell table:style-name="Table2.B2" office:value-type="string">
            <text:p text:style-name="P64">Implementarea unei metode care converteste un numar dintr-o baza q in in baza 10 prin metoda substitutiei</text:p>
          </table:table-cell>
        </table:table-row>
        <table:table-row>
          <table:table-cell table:style-name="Table2.A2" office:value-type="string">
            <text:p text:style-name="P64">7 </text:p>
          </table:table-cell>
          <table:table-cell table:style-name="Table2.B2" office:value-type="string">
            <text:p text:style-name="P64">Implementarea unei metode care converteste un numar din baza p in baza q, folosind metodele implementate la (5) si (6)</text:p>
          </table:table-cell>
        </table:table-row>
        <table:table-row>
          <table:table-cell table:style-name="Table2.A2" office:value-type="string">
            <text:p text:style-name="P64">8</text:p>
          </table:table-cell>
          <table:table-cell table:style-name="Table2.B2" office:value-type="string">
            <text:p text:style-name="P64">Implementarea unei metode care converteste rapid atat din baza 2 in baza 4 cat si invers, folosind corespondenta dintre cifrele bazelor</text:p>
          </table:table-cell>
        </table:table-row>
        <table:table-row>
          <table:table-cell table:style-name="Table2.A2" office:value-type="string">
            <text:p text:style-name="P64">9</text:p>
          </table:table-cell>
          <table:table-cell table:style-name="Table2.B2" office:value-type="string">
            <text:p text:style-name="P64">Implementarea unei metode care converteste rapid atat din baza 2 in baza 8 cat si invers, folosind corespondenta dintre cifrele bazelor</text:p>
          </table:table-cell>
        </table:table-row>
        <table:table-row>
          <table:table-cell table:style-name="Table2.A2" office:value-type="string">
            <text:p text:style-name="P64">10</text:p>
          </table:table-cell>
          <table:table-cell table:style-name="Table2.B2" office:value-type="string">
            <text:p text:style-name="P64">Implementarea unei metode care converteste rapid atat din baza 2 in baza 16 cat si invers, folosind corespondenta dintre cifre<text:span text:style-name="T30">le bazelor</text:span></text:p>
          </table:table-cell>
        </table:table-row>
      </table:table>
      <text:p text:style-name="P8"/>
      <text:p text:style-name="P8"/>
      <text:p text:style-name="P51">Tipuri de date folosite</text:p>
      <text:p text:style-name="P51"/>
      <text:p text:style-name="P9"/>
      <text:p text:style-name="P20"><text:tab/>Pentru reprezentarea in memorie a unui numar si baza acestuia, am decis sa construiesc o clasa cu denumirea Numar, care are urmatoarele atribute:</text:p>
      <text:list xml:id="list2704992841161401206" text:style-name="L1">
        <text:list-item>
          <text:p text:style-name="P69">val – reprezentand valoarea numarului citita de la tastatura si interpreta<text:span text:style-name="T32">rea</text:span> sub forma de sir de caractere</text:p>
        </text:list-item>
        <text:list-item>
          <text:p text:style-name="P69">baza – reprezentand un numar natural din intervalul [2, 16]</text:p>
        </text:list-item>
      </text:list>
      <text:p text:style-name="P20"/>
      <text:p text:style-name="P20">In continuare am ales ca pentru efectuarea operatiilor sa convertesc sirul de caractere al cifrelor <text:span text:style-name="T31">intr-un tablou unidimensional (lista) de cifre, cu menitunea ca elementul de index 0 reprezinta numarul de cifre al numarului, iar dupa pana la final am retinut cifrele in ordine inversa.</text:span></text:p>
      <text:p text:style-name="P20"/>
      <text:p text:style-name="P21">Spre exemplu dorim sa citim numarul: 8126748 in baza 9, pentru inceput el este un obiect de tip Numar care are ca si cam<text:span text:style-name="T53">p</text:span> <text:span text:style-name="T17">val</text:span> sirul de caractere “8126748” si ca si <text:span text:style-name="T17">camp</text:span> baza numarul natural 9. Atunci cand dorim sa lucram cu numarul pentru a efectua o operatie, valoarea cu care se va lucra va fi [7, 8, 4, 7, 6, 2, 1, 8] unde primul 7 reprezinta numarul de cifre ale numarului.</text:p>
      <text:p text:style-name="P21"/>
      <text:p text:style-name="P21"><text:tab/>De asemenea pentru functionalitatiile de conversie rapida intre bazele puteri ale lui 2, pentru o scriere mai usoara a codului am folosit un tip de date specific limbajului python, un dictionar care permite atribuirea unei valori pentru o cheie unic identificata prin numele acesteia. Spre exemplu dictionarul de conversie a cifrelor din <text:soft-page-break/>baza 4 in baza 2 arata in felul urmator: dict_4_2 = {“0”:”00”, “1”:”01”, “2”:”10”, “3”:”11”} , prin urmare daca dorim sa vedem ce valoare corespunde cifrei 2 din baza 4, trebuie doar sa apelam dict[“2”]</text:p>
      <text:p text:style-name="P21"/>
      <text:p text:style-name="P22">Alte clase construite in realizarea programului, dar care nu tin specific de enuntul problemei au fost clasa NumarValidator – clasa care asigura faptul ca toate datele introduse in fiecare moment sunt corecte si il anunta pe utilizator cand ceva nu este in regula, si clasa UI (user interface) care se ocupa de afisarea meniului de utilizator si mascarea cat mai mult a datelor cu care lucreaza aplicatia, in acest fel respectand conceptul de arhitectura stratificata.</text:p>
      <text:p text:style-name="P22"/>
      <text:p text:style-name="P105"><text:span text:style-name="T1"/></text:p>
      <text:p text:style-name="P123">Interactiunea cu utilizatorul</text:p>
      <text:p text:style-name="P123"/>
      <text:p text:style-name="P105"><text:tab/><text:span text:style-name="T1">La deschiderea aplicatiei se afiseaza meniul de functionalitati sub forma unei console, unde utilizatorul este rugat sa aleaga una din cele 8 operatii afisate. Mai departe utilizatorul introduce un numar, corespunzator cu operatia pe care vrea sa o efectueze, iar mai departe aplicatia, in functie de operatia selectata, ii cere utilizatorului sa introduca datele necesare, dupa care afiseaza rezultatul operatiei selectate. Dupa afisarea rezultatului, se reia intreg procesul de afisare al meniului de functionalitati.</text:span></text:p>
      <text:p text:style-name="P105"><text:span text:style-name="T1"/></text:p>
      <text:p text:style-name="P105"><text:span text:style-name="T1">Pentru cele 4 operatii aritmetice se cere de la utilizator sa introduca doua numere prin valoarea acestora si baza lor, iar dupa se cere baza in care se vrea a fi efectuata operatia. Pentru operatiile de conversie se cere doar citirea unui </text:span><text:span text:style-name="T10">numar prin valoarea si baza sa, iar dupa baza in care se vrea a fi convertit.</text:span></text:p>
      <text:p text:style-name="P108"><text:span text:style-name="T10">I</text:span><text:span text:style-name="T1">n cazul in care utilizatorul introduce d</text:span><text:span text:style-name="T11">ate gresit, aplicatia atentioneaza utilizatorul in legatura cu eventualele greseli.</text:span></text:p>
      <text:p text:style-name="P108"><text:span text:style-name="T11"/></text:p>
      <text:p text:style-name="P105"><text:span text:style-name="T1"/></text:p>
      <text:p text:style-name="P122">Explicatia structurii codului.</text:p>
      <text:p text:style-name="P99"/>
      <text:p text:style-name="P99"><text:tab/>Codul este impartit in pachete dupa cum urmeaza:</text:p>
      <text:list xml:id="list3379851717006498604" text:style-name="L2">
        <text:list-item>
          <text:p text:style-name="P98">pachetul <text:span text:style-name="T17">domain </text:span>care contine modul<text:span text:style-name="T53">ul</text:span> <text:span text:style-name="T23">n</text:span><text:span text:style-name="T17">umar.</text:span><text:span text:style-name="T23">py</text:span> ce reprezinta codul <text:span text:style-name="T51">care defineste clasa </text:span><text:span text:style-name="T23">Numar</text:span><text:span text:style-name="T51">, precumr si modulul </text:span><text:span text:style-name="T24">validator.py </text:span><text:span text:style-name="T52">care se asigura ca datele introduse sunt mereu corecte</text:span></text:p>
        </text:list-item>
        <text:list-item>
          <text:p text:style-name="P100">pachetul <text:span text:style-name="T17">utils</text:span> care contine doua module <text:span text:style-name="T17">tests.py</text:span> si <text:span text:style-name="T17">helper.py</text:span>, modulul <text:span text:style-name="T17">tests.py </text:span>este modulul care testeaza toate functiile ce prelucreaza date din aplicatie, iar modulul <text:span text:style-name="T17">helper.py</text:span> contine functii generale care au ajutat la construirea functionalitatiilor</text:p>
        </text:list-item>
        <text:list-item>
          <text:p text:style-name="P100">pachetul <text:span text:style-name="T17">ui </text:span>care contine modulul <text:span text:style-name="T17">user_interfae.py</text:span> in care sunt definite trasaturile interfetei de utilizator</text:p>
        </text:list-item>
        <text:list-item>
          <text:p text:style-name="P100"><text:soft-page-break/><text:span text:style-name="T11">in final, modulul </text:span><text:span text:style-name="T25">main.py</text:span><text:span text:style-name="T11"> este modulul din care aplicatia porneste si apeleaza celelalte module</text:span></text:p>
        </text:list-item>
      </text:list>
      <text:p text:style-name="P23"/>
      <text:p text:style-name="P52">Subalgoritmii utilizati</text:p>
      <text:p text:style-name="P52"/>
      <text:p text:style-name="P25">Pentru inceput am sa prezint clasa Numar care reprezinta nucleul programului, clasa in care se efectueaza toate cele 4 tipuri de operatii si conversiile.</text:p>
      <text:p text:style-name="P25"/>
      <text:p text:style-name="P76">Prin notatia lista1 + lista2, am notat concatenarea listelor</text:p>
      <text:p text:style-name="P25"/>
      <text:p text:style-name="P11">clasa Numar:</text:p>
      <text:p text:style-name="P25"><text:tab/>atribute (val – sir de caractere, reprezentand valoarea numarului, baza – <text:span text:style-name="T54">numar natural</text:span> reprezentand baza numarului)</text:p>
      <text:p text:style-name="P25"/>
      <text:p text:style-name="P25"><text:tab/>#Atributele au fost facute priva<text:span text:style-name="T34">t</text:span>e, pentru a nu putea fi folosite direct din exteriorul clasei, am creat astfel doua functii getter, pentru obtinerea valorilor</text:p>
      <text:p text:style-name="P25"><text:tab/>#In continuare atributele vor avea doua “__” in fata, pentru a semnala faptul ca sunt private, iar referirea la clasa insasi se va face prin cuvantul cheie self</text:p>
      <text:p text:style-name="P25"/>
      <text:p text:style-name="P25"/>
      <text:p text:style-name="P11"><text:tab/>functie get_val():</text:p>
      <text:p text:style-name="P25"><text:tab/><text:tab/>“””</text:p>
      <text:p text:style-name="P25"><text:tab/><text:tab/>:return: valoarea atributului val</text:p>
      <text:p text:style-name="P25"><text:tab/><text:tab/>“””</text:p>
      <text:p text:style-name="P25"><text:tab/><text:tab/><text:span text:style-name="T17">returneaza self.__val</text:span></text:p>
      <text:p text:style-name="P25"/>
      <text:p text:style-name="P25"><text:tab/><text:span text:style-name="T17">functie get_baza():</text:span></text:p>
      <text:p text:style-name="P25"><text:tab/><text:tab/>“””</text:p>
      <text:p text:style-name="P25"><text:tab/><text:tab/>:return: valoarea atributului baza</text:p>
      <text:p text:style-name="P25"><text:tab/><text:tab/>“””</text:p>
      <text:p text:style-name="P25"><text:tab/><text:tab/><text:span text:style-name="T17">returneaza self.__baza</text:span></text:p>
      <text:p text:style-name="P10"/>
      <text:p text:style-name="P10"/>
      <text:p text:style-name="P10"/>
      <text:p text:style-name="P24">Un subalgoritm important in cadrul programului este o metoda care poarta denumirea de <text:span text:style-name="T17">atrib_huge</text:span></text:p>
      <text:p text:style-name="P10"/>
      <text:p text:style-name="P11">Start Algoritm</text:p>
      <text:p text:style-name="P10">functie atrib_huge(numar):</text:p>
      <text:p text:style-name="P24"><text:tab/>“””</text:p>
      <text:p text:style-name="P24"><text:tab/>Functie care creeaza o lista cu cifrele unui numar</text:p>
      <text:p text:style-name="P24"><text:tab/>:param numar: obiect de tip Numar</text:p>
      <text:p text:style-name="P24"><text:soft-page-break/><text:tab/>:return: sirul cifrelor in ordine inversa a acestora, iar elementul de index 0 <text:tab/>reprezinta numarul de cifre</text:p>
      <text:p text:style-name="P24"><text:tab/>“””</text:p>
      <text:p text:style-name="P24"><text:tab/>hexa = {“0”:0, “1”:1, “2”:2, “3”:3, “4”:4, “5”:5,</text:p>
      <text:p text:style-name="P24"><text:tab/><text:tab/> <text:s text:c="3"/>“6”:6, “7”:7, “8”:8, “9”:9, “A”:10, “B”:11,</text:p>
      <text:p text:style-name="P24"><text:tab/><text:tab/> <text:s text:c="3"/>“C”:12, “D”:13, “E”14, “F”:15</text:p>
      <text:p text:style-name="P24"><text:tab/><text:tab/> <text:s/>} <text:tab/><text:tab/><text:tab/><text:tab/><text:tab/><text:tab/>#Dictionar de conversie </text:p>
      <text:p text:style-name="P24"><text:tab/>H = []</text:p>
      <text:p text:style-name="P24"><text:tab/><text:span text:style-name="T33">H.adauga(0)</text:span></text:p>
      <text:p text:style-name="P24"><text:tab/><text:span text:style-name="T33">string = numar.get_val()</text:span></text:p>
      <text:p text:style-name="P24"><text:tab/><text:span text:style-name="T21">for i lungime(string) – 1, 0, -1:</text:span></text:p>
      <text:p text:style-name="P24"><text:tab/><text:tab/><text:span text:style-name="T33">H[0] += 1 <text:tab/><text:tab/><text:tab/><text:tab/><text:tab/>#Crestem numarul de cifre</text:span></text:p>
      <text:p text:style-name="P24"><text:tab/><text:tab/><text:span text:style-name="T33">H.adauga(hexa[string[i]])<text:tab/><text:tab/>#Adaugam cifra corespunzatoare</text:span></text:p>
      <text:p text:style-name="P24"><text:tab/><text:span text:style-name="T20">Sf for</text:span></text:p>
      <text:p text:style-name="P79"><text:tab/><text:tab/></text:p>
      <text:p text:style-name="P24"><text:tab/><text:span text:style-name="T19">returneaza H</text:span><text:span text:style-name="T34"><text:tab/><text:tab/><text:tab/><text:tab/><text:tab/>#returneaza lista de cifre</text:span></text:p>
      <text:p text:style-name="P24"/>
      <text:p text:style-name="P11">Sf Algoritm</text:p>
      <text:p text:style-name="P11"/>
      <text:p text:style-name="P26">Urmatorul subalgoritm <text:span text:style-name="T17">to_str</text:span> face trecerea inversa, de la sirul cifrelor, la sirul de caractere ce compune numarul</text:p>
      <text:p text:style-name="P26"/>
      <text:p text:style-name="P12">Start Algoritm</text:p>
      <text:p text:style-name="P12">functie to_str(digits):</text:p>
      <text:p text:style-name="P12"><text:tab/><text:span text:style-name="T1">“””</text:span></text:p>
      <text:p text:style-name="P26"><text:tab/>Functie care transforma un sir de cifre, in sirul de caractere reprezentat de <text:tab/>acestea</text:p>
      <text:p text:style-name="P26"><text:tab/>:param digits: sir de cifre</text:p>
      <text:p text:style-name="P26"><text:tab/>:return: sir de caractere reprezentand valoarea numarului</text:p>
      <text:p text:style-name="P26"><text:tab/>“””</text:p>
      <text:p text:style-name="P26"><text:tab/></text:p>
      <text:p text:style-name="P26"><text:tab/>hexa_d = “0123456789ABCDEF” <text:s/><text:tab/><text:tab/>#sir de caractere unde pe pozitia <text:span text:style-name="T54">i</text:span> se afla cifra <text:span text:style-name="T54">i</text:span></text:p>
      <text:p text:style-name="P26"><text:tab/>string = “”<text:tab/><text:tab/><text:tab/><text:tab/><text:tab/><text:tab/>#luam un sir gol</text:p>
      <text:p text:style-name="P26"><text:tab/></text:p>
      <text:p text:style-name="P12"><text:span text:style-name="T1"><text:tab/></text:span>for i 1, digits[0]:<text:tab/><text:span text:style-name="T1"><text:tab/><text:tab/>#stim ca pe pozitia 0 avem <text:s/>nr de cifre</text:span></text:p>
      <text:p text:style-name="P26"><text:tab/><text:tab/>string += hexa[digits[i]]<text:tab/><text:tab/><text:tab/></text:p>
      <text:p text:style-name="P13"><text:span text:style-name="T1"><text:tab/></text:span><text:span text:style-name="T35">Sf for</text:span></text:p>
      <text:p text:style-name="P26"><text:tab/></text:p>
      <text:p text:style-name="P12"><text:span text:style-name="T1"><text:tab/></text:span>returneaza string[::-1]<text:span text:style-name="T1"> <text:tab/>#prin [::-1] am simbolizat returnarea stringului oglindit</text:span></text:p>
      <text:p text:style-name="P26"/>
      <text:p text:style-name="P12">Sf Algoritm</text:p>
      <text:p text:style-name="P12"><text:soft-page-break/></text:p>
      <text:p text:style-name="P26">Avand algoritmii de mai sus, se poate prezenta modul de implementare a celor 4 operatii aritmetice</text:p>
      <text:p text:style-name="P26"/>
      <text:p text:style-name="P53"><text:span text:style-name="T36">1. </text:span>Adunarea.</text:p>
      <text:p text:style-name="P12"/>
      <text:p text:style-name="P12">Start Algoritm</text:p>
      <text:p text:style-name="P12"/>
      <text:p text:style-name="P12">functie __add__(self, other):</text:p>
      <text:p text:style-name="P26"><text:tab/>“””</text:p>
      <text:p text:style-name="P26"><text:tab/>Functie care redefineste adunarea a 2 numere intr-o anumita baza</text:p>
      <text:p text:style-name="P26"><text:tab/>:param self: membrul curent al clasei Numar</text:p>
      <text:p text:style-name="P26"><text:tab/>:param other: alt membru al clasei Numar</text:p>
      <text:p text:style-name="P26"><text:tab/>:return: rezultatul adunarii celor 2 numere, fiind tot un obiect Numar</text:p>
      <text:p text:style-name="P26"><text:tab/>:pre: numerele trebuie sa fie in aceeasi baza</text:p>
      <text:p text:style-name="P26"><text:tab/>:rasie: ValueError daca numerele nu sunt in aceeasi baza</text:p>
      <text:p text:style-name="P26"><text:tab/>“””</text:p>
      <text:p text:style-name="P26"/>
      <text:p text:style-name="P26"><text:tab/><text:span text:style-name="T17">daca self.__baza != other.get_baza():</text:span><text:tab/>#aruncam eroare daca bazele difera</text:p>
      <text:p text:style-name="P26"><text:tab/><text:tab/>raise ValueError()</text:p>
      <text:p text:style-name="P26"><text:tab/><text:span text:style-name="T20">Sf daca</text:span></text:p>
      <text:p text:style-name="P26"/>
      <text:p text:style-name="P26"><text:tab/>baza = self.__baza <text:tab/><text:tab/>#extragem baza</text:p>
      <text:p text:style-name="P26"><text:tab/>A = atrib_huge(self)<text:tab/><text:tab/>#luam sirul cifrelor din primul numar</text:p>
      <text:p text:style-name="P26"><text:tab/>B = atrib_huge(other)<text:tab/><text:tab/>#luam sirul cifrelor din al 2-lea numar</text:p>
      <text:p text:style-name="P26"><text:tab/>T = 0<text:tab/><text:tab/><text:tab/><text:tab/><text:tab/>#transportul</text:p>
      <text:p text:style-name="P26"/>
      <text:p text:style-name="P26"><text:tab/><text:span text:style-name="T17">daca B[0] &gt; A[0]:</text:span><text:tab/><text:tab/><text:tab/>#daca al 2-lea numar are mai multe cifre</text:p>
      <text:p text:style-name="P26"><text:tab/><text:tab/><text:span text:style-name="T17">for </text:span><text:span text:style-name="T26">i</text:span><text:span text:style-name="T17"> <text:s/>A[0] + 1, B[0]:</text:span></text:p>
      <text:p text:style-name="P26"><text:tab/><text:tab/><text:tab/>A.adauga(0)<text:tab/><text:tab/>#adaugam 0-uri in plus</text:p>
      <text:p text:style-name="P26"><text:tab/><text:tab/><text:span text:style-name="T20">Sf for</text:span></text:p>
      <text:p text:style-name="P26"><text:tab/><text:tab/>A[0] = B[0]</text:p>
      <text:p text:style-name="P26"><text:tab/><text:span text:style-name="T20">altfel:</text:span><text:span text:style-name="T35"> </text:span></text:p>
      <text:p text:style-name="P27"><text:tab/><text:tab/><text:span text:style-name="T17">for </text:span><text:span text:style-name="T20">i in</text:span><text:span text:style-name="T17"> </text:span><text:span text:style-name="T20">B</text:span><text:span text:style-name="T17">[0] + 1, </text:span><text:span text:style-name="T20">A</text:span><text:span text:style-name="T17">[0]:</text:span><text:tab/><text:span text:style-name="T35">#acelasi rationament daca prumul are mai multe </text:span></text:p>
      <text:p text:style-name="P27"><text:tab/><text:tab/><text:tab/><text:span text:style-name="T35">B</text:span>.adauga(0)<text:tab/></text:p>
      <text:p text:style-name="P27"><text:tab/><text:tab/><text:span text:style-name="T20">Sf for</text:span></text:p>
      <text:p text:style-name="P14"><text:tab/>Sf daca</text:p>
      <text:p text:style-name="P14"><text:tab/></text:p>
      <text:p text:style-name="P14"><text:tab/>for i 1, A[0]:</text:p>
      <text:p text:style-name="P27"><text:span text:style-name="T20"><text:tab/><text:tab/></text:span><text:span text:style-name="T35">A[i] += B[i] + T<text:tab/><text:tab/>#facem adunarea cifra cu cifra </text:span></text:p>
      <text:p text:style-name="P27"><text:tab/><text:tab/><text:span text:style-name="T35">T = A[i] / baza]<text:tab/></text:span></text:p>
      <text:p text:style-name="P27"><text:tab/><text:tab/><text:span text:style-name="T35">A[i] = A[i] % baza<text:tab/><text:tab/>#rezultatul adunarii este stocat in lista A</text:span></text:p>
      <text:p text:style-name="P27"><text:tab/><text:span text:style-name="T20">Sf for</text:span></text:p>
      <text:p text:style-name="P14"><text:soft-page-break/><text:tab/></text:p>
      <text:p text:style-name="P27"><text:span text:style-name="T20"><text:tab/>daca T != 0:<text:tab/><text:tab/><text:tab/></text:span><text:span text:style-name="T35">#daca la final mai avem transport</text:span></text:p>
      <text:p text:style-name="P27"><text:span text:style-name="T20"><text:tab/><text:tab/></text:span><text:span text:style-name="T35">A[0] += 1</text:span></text:p>
      <text:p text:style-name="P27"><text:tab/><text:tab/><text:span text:style-name="T35">A.adauga(T)<text:tab/><text:tab/>#il adaugam</text:span></text:p>
      <text:p text:style-name="P14"><text:tab/>Sf daca</text:p>
      <text:p text:style-name="P29"/>
      <text:p text:style-name="P27"><text:span text:style-name="T20"><text:tab/></text:span><text:span text:style-name="T35">suma = to_str(A) <text:tab/><text:tab/><text:tab/>#refacem sirul de <text:s/>caractere al rezultatului</text:span></text:p>
      <text:p text:style-name="P27"><text:tab/><text:span text:style-name="T35">numar_nou = Numar(suma, baza) <text:s/>#construim rezultaul sub forma unui nou obiect de tip numar</text:span></text:p>
      <text:p text:style-name="P27"/>
      <text:p text:style-name="P27"><text:tab/><text:span text:style-name="T20">returneaza numar_nou</text:span><text:span text:style-name="T35"> <text:tab/><text:tab/>#returnam rezultatul</text:span></text:p>
      <text:p text:style-name="P27"/>
      <text:p text:style-name="P14">Sf Algoritm</text:p>
      <text:p text:style-name="P14"/>
      <text:p text:style-name="P14"/>
      <text:p text:style-name="P54">2. Scaderea.</text:p>
      <text:p text:style-name="P15"/>
      <text:p text:style-name="P15">Start Algoritm</text:p>
      <text:p text:style-name="P15"/>
      <text:p text:style-name="P15">functie __sub__(self, other):</text:p>
      <text:p text:style-name="P15"><text:tab/><text:span text:style-name="T1">“””</text:span></text:p>
      <text:p text:style-name="P30"><text:tab/>Functie care redefineste scaderea a doua numere intr-o anumita baza</text:p>
      <text:p text:style-name="P30"><text:tab/>:param self: instanta curenta a clasei Numar</text:p>
      <text:p text:style-name="P30"><text:tab/>:param other: alta instanta a clasei Numar</text:p>
      <text:p text:style-name="P30"><text:tab/>:pre: numerele trebuie sa fie in aceeasi baza</text:p>
      <text:p text:style-name="P30"><text:tab/>:pre: se impune ca self.__val &gt;= other.get_val()</text:p>
      <text:p text:style-name="P30"><text:tab/>:return: rezultatul scaderii celor doua numere, sub forma unui obiect din clasa <text:tab/>Numar </text:p>
      <text:p text:style-name="P30"><text:tab/>:raise: ValueError daca bazele celor doua numere nu sunt egale</text:p>
      <text:p text:style-name="P30"><text:tab/>“””</text:p>
      <text:p text:style-name="P15"><text:span text:style-name="T1"><text:tab/></text:span><text:span text:style-name="T34">daca self.__baza != other.get_baza():</text:span><text:span text:style-name="T3"><text:tab/>#aruncam eroare daca bazele difera</text:span></text:p>
      <text:p text:style-name="P28"><text:tab/><text:tab/>raise ValueError()</text:p>
      <text:p text:style-name="P28"><text:tab/><text:span text:style-name="T20">Sf daca</text:span></text:p>
      <text:p text:style-name="P28"/>
      <text:p text:style-name="P28"><text:tab/>baza = self.__baza <text:tab/><text:tab/>#extragem baza</text:p>
      <text:p text:style-name="P28"><text:tab/>A = atrib_huge(self)<text:tab/><text:tab/>#luam sirul cifrelor din primul numar</text:p>
      <text:p text:style-name="P28"><text:tab/>B = atrib_huge(other)<text:tab/><text:tab/>#luam sirul cifrelor din al 2-lea numar</text:p>
      <text:p text:style-name="P28"><text:tab/>T = 0<text:tab/><text:tab/><text:tab/><text:tab/><text:tab/>#transportul</text:p>
      <text:p text:style-name="P30"><text:tab/></text:p>
      <text:p text:style-name="P15"><text:span text:style-name="T1"><text:tab/></text:span>for i B[0] + 1, A[0]:<text:tab/><text:tab/>#<text:span text:style-name="T1">adaugam cifre la B pana il egaleaza pe A</text:span></text:p>
      <text:p text:style-name="P30"><text:tab/><text:tab/>B.adauga(0)</text:p>
      <text:p text:style-name="P15"><text:span text:style-name="T1"><text:tab/></text:span>Sf for<text:span text:style-name="T1"><text:tab/></text:span></text:p>
      <text:p text:style-name="P30"/>
      <text:p text:style-name="P15"><text:soft-page-break/><text:span text:style-name="T1"><text:tab/></text:span>for i 1, A[0]:</text:p>
      <text:p text:style-name="P15"><text:tab/><text:tab/><text:span text:style-name="T1">A[i] = A[i] – (B[i] + T)<text:tab/><text:tab/><text:tab/>#scadem cifra cu cifra</text:span></text:p>
      <text:p text:style-name="P15"><text:span text:style-name="T1"><text:tab/><text:tab/></text:span>daca A[i] &lt; 0:<text:tab/><text:tab/><text:tab/><text:tab/><text:span text:style-name="T1">#verificam daca avem nevoie de T</text:span></text:p>
      <text:p text:style-name="P15"><text:tab/><text:tab/><text:tab/><text:span text:style-name="T1">T = 1</text:span></text:p>
      <text:p text:style-name="P15"><text:span text:style-name="T1"><text:tab/><text:tab/></text:span>altfel:</text:p>
      <text:p text:style-name="P15"><text:tab/><text:tab/><text:tab/><text:span text:style-name="T1">T = 0</text:span></text:p>
      <text:p text:style-name="P15"><text:span text:style-name="T1"><text:tab/><text:tab/></text:span>Sf daca</text:p>
      <text:p text:style-name="P15"><text:tab/><text:tab/></text:p>
      <text:p text:style-name="P15"><text:tab/><text:tab/>daca T != 0:</text:p>
      <text:p text:style-name="P15"><text:tab/><text:tab/><text:tab/><text:span text:style-name="T1">A[i] += baza</text:span></text:p>
      <text:p text:style-name="P15"><text:tab/><text:tab/>Sf daca<text:tab/><text:tab/><text:tab/><text:span text:style-name="T1">#Daca am efectuat transport, adunam o baza</text:span></text:p>
      <text:p text:style-name="P15"><text:tab/>Sf for</text:p>
      <text:p text:style-name="P15"/>
      <text:p text:style-name="P15"><text:tab/>while A[A[0]] == 0:<text:tab/><text:tab/>#<text:span text:style-name="T1">Daca avem <text:s/>0-uri ramase la inceput le elimin</text:span></text:p>
      <text:p text:style-name="P15"><text:tab/><text:tab/><text:span text:style-name="T1">A[0] -= 1<text:tab/><text:tab/></text:span></text:p>
      <text:p text:style-name="P15"><text:span text:style-name="T1"><text:tab/></text:span>Sf while</text:p>
      <text:p text:style-name="P15"><text:tab/><text:span text:style-name="T1">#la acest pas rezultatul scaderii este stocat in A</text:span></text:p>
      <text:p text:style-name="P15"/>
      <text:p text:style-name="P30"><text:tab/><text:span text:style-name="T17">daca A[0] &lt;= 0:<text:tab/><text:tab/><text:tab/></text:span>#Daca numarul nu are cifre</text:p>
      <text:p text:style-name="P30"><text:tab/><text:tab/>diff = ‘0’<text:tab/><text:tab/><text:tab/>#Diferenta e <text:s/>0</text:p>
      <text:p text:style-name="P15"><text:span text:style-name="T1"><text:tab/></text:span>altfel:</text:p>
      <text:p text:style-name="P15"><text:tab/><text:tab/><text:span text:style-name="T1">diff <text:s/>= to_str(A) <text:tab/><text:tab/>#formam sirul de caractere reprezentat de A</text:span></text:p>
      <text:p text:style-name="P15"><text:span text:style-name="T1"><text:tab/></text:span>Sf daca</text:p>
      <text:p text:style-name="P15"><text:tab/></text:p>
      <text:p text:style-name="P15"><text:tab/><text:span text:style-name="T1">numar_nou = Numar(diff, baza)</text:span></text:p>
      <text:p text:style-name="P15"><text:span text:style-name="T1"><text:tab/></text:span>returneaza numar_nou<text:span text:style-name="T1"><text:tab/><text:tab/>#returnam rezultatul</text:span></text:p>
      <text:p text:style-name="P18"/>
      <text:p text:style-name="P18">Sf Algoritm</text:p>
      <text:p text:style-name="P18"/>
      <text:p text:style-name="P55"><text:span text:style-name="T41">3</text:span>. <text:span text:style-name="T41">Inmultirea cu o cifra</text:span>.</text:p>
      <text:p text:style-name="P61"/>
      <text:p text:style-name="P18">Start Algoritm</text:p>
      <text:p text:style-name="P16"/>
      <text:p text:style-name="P18">functie __mul__(self, other):</text:p>
      <text:p text:style-name="P16"><text:tab/><text:span text:style-name="T1">“””</text:span></text:p>
      <text:p text:style-name="P16"><text:span text:style-name="T1"><text:tab/></text:span><text:span text:style-name="T4">Functie care redefineste inmultirea unui numar intr-o baza si o cifra</text:span></text:p>
      <text:p text:style-name="P72"><text:tab/>:param self: instanta curenta din clasa Numar</text:p>
      <text:p text:style-name="P72"><text:tab/>:param other: alta instanta din clasa Numar</text:p>
      <text:p text:style-name="P72"><text:tab/>:pre: other trebuie sa fie neaparat cifra</text:p>
      <text:p text:style-name="P72"><text:tab/>:return: rezultatul inmultirii sub forma de obiect Numar</text:p>
      <text:p text:style-name="P72"><text:tab/>:raise: ValueError daca parametrul other nu e cifra</text:p>
      <text:p text:style-name="P16"><text:span text:style-name="T1"><text:tab/>“””</text:span><text:tab/></text:p>
      <text:p text:style-name="P16"><text:tab/></text:p>
      <text:p text:style-name="P16"><text:soft-page-break/><text:tab/><text:span text:style-name="T4">baza <text:s/>= self.__baza</text:span></text:p>
      <text:p text:style-name="P72"><text:tab/>A = atrib_huge(self)<text:tab/>#extragem baza si sirul cifrelor celor doua numere</text:p>
      <text:p text:style-name="P72"><text:tab/>B = atrib_huge(other)<text:tab/><text:tab/><text:tab/></text:p>
      <text:p text:style-name="P72"><text:tab/></text:p>
      <text:p text:style-name="P16"><text:span text:style-name="T4"><text:tab/></text:span><text:span text:style-name="T41">daca B[0] != 1:<text:tab/><text:tab/>#</text:span><text:span text:style-name="T4">daca numarul nu are o cifra</text:span></text:p>
      <text:p text:style-name="P72"><text:tab/><text:tab/>raise ValueError()</text:p>
      <text:p text:style-name="P16"><text:span text:style-name="T4"><text:tab/></text:span><text:span text:style-name="T41">Sf daca</text:span></text:p>
      <text:p text:style-name="P16"/>
      <text:p text:style-name="P16"><text:tab/><text:span text:style-name="T4">X = B[1]</text:span></text:p>
      <text:p text:style-name="P72"><text:tab/>T = 0<text:tab/><text:tab/><text:tab/><text:tab/>#transportul</text:p>
      <text:p text:style-name="P72"><text:tab/></text:p>
      <text:p text:style-name="P16"><text:span text:style-name="T4"><text:tab/></text:span><text:span text:style-name="T41">for i 1, A[0]:</text:span></text:p>
      <text:p text:style-name="P72"><text:tab/><text:tab/>A[i] = A[i]*X + T</text:p>
      <text:p text:style-name="P72"><text:tab/><text:tab/>T = A[i]/baza<text:tab/><text:tab/>#se face inmultirea cifra cu cifra</text:p>
      <text:p text:style-name="P72"><text:tab/><text:tab/>A[i] %= baza</text:p>
      <text:p text:style-name="P16"><text:span text:style-name="T4"><text:tab/></text:span><text:span text:style-name="T41">Sf for</text:span></text:p>
      <text:p text:style-name="P16"><text:tab/></text:p>
      <text:p text:style-name="P16"><text:tab/><text:span text:style-name="T41">while T != 0:<text:tab/><text:tab/><text:tab/></text:span><text:span text:style-name="T4">#cat timp mai avem transport</text:span></text:p>
      <text:p text:style-name="P16"><text:tab/><text:tab/><text:span text:style-name="T4">A[0] += 1</text:span></text:p>
      <text:p text:style-name="P72"><text:tab/><text:tab/>A.adauga(T%baza)<text:tab/>#adaugam restul impartirii la baza</text:p>
      <text:p text:style-name="P72"><text:tab/><text:tab/>T = [T/baza]<text:tab/><text:tab/></text:p>
      <text:p text:style-name="P16"><text:span text:style-name="T4"><text:tab/></text:span><text:span text:style-name="T41">Sf while</text:span></text:p>
      <text:p text:style-name="P16"/>
      <text:p text:style-name="P16"><text:tab/><text:span text:style-name="T4">#rezultatul este stocat in A</text:span></text:p>
      <text:p text:style-name="P72"><text:tab/>prod = to_str(A) <text:tab/><text:tab/><text:tab/>#formam sirul de caractere al cifrelor</text:p>
      <text:p text:style-name="P72"><text:tab/>numar_nou = Numar(prod, baza)</text:p>
      <text:p text:style-name="P72"/>
      <text:p text:style-name="P16"><text:span text:style-name="T4"><text:tab/></text:span><text:span text:style-name="T41">returneaza numar_nou</text:span></text:p>
      <text:p text:style-name="P18">Sf Algoritm</text:p>
      <text:p text:style-name="P18"/>
      <text:p text:style-name="P18"/>
      <text:p text:style-name="P55"><text:span text:style-name="T41">4</text:span>. <text:span text:style-name="T41">Impartirea la o cifra</text:span>.</text:p>
      <text:p text:style-name="P55"/>
      <text:p text:style-name="P31">Start Algoritm</text:p>
      <text:p text:style-name="P31">functie __truediv__(self, other):</text:p>
      <text:p text:style-name="P31"><text:tab/><text:span text:style-name="T1">“””</text:span></text:p>
      <text:p text:style-name="P32"><text:span text:style-name="T1"><text:tab/>Functie care redefineste </text:span><text:span text:style-name="T5">impartirea</text:span><text:span text:style-name="T1"> unui numar intr-o baza </text:span><text:span text:style-name="T5">la</text:span><text:span text:style-name="T1"> o cifra</text:span></text:p>
      <text:p text:style-name="P73"><text:tab/>:param self: instanta curenta din clasa Numar</text:p>
      <text:p text:style-name="P73"><text:tab/>:param other: alta instanta din clasa Numar</text:p>
      <text:p text:style-name="P73"><text:tab/>:pre: other trebuie sa fie neaparat cifra</text:p>
      <text:p text:style-name="P17"><text:span text:style-name="T4"><text:tab/>:return: rezultatul </text:span><text:span text:style-name="T5">impartirii</text:span><text:span text:style-name="T4"> sub forma de obiect Numar</text:span></text:p>
      <text:p text:style-name="P82"><text:tab/>:raise: ValueError daca parametrul other nu e cifra</text:p>
      <text:p text:style-name="P83"><text:tab/>“””</text:p>
      <text:p text:style-name="P83"><text:soft-page-break/></text:p>
      <text:p text:style-name="P31"><text:span text:style-name="T1"><text:tab/></text:span><text:span text:style-name="T5">baza = self.__baza</text:span></text:p>
      <text:p text:style-name="P32"><text:span text:style-name="T5"><text:tab/>A = atrib_huge(self)<text:tab/></text:span><text:span text:style-name="T1">#extragem baza si sirul cifrelor celor doua numere</text:span></text:p>
      <text:p text:style-name="P84"><text:tab/>B = atrib_huge(other)<text:tab/><text:tab/></text:p>
      <text:p text:style-name="P84"><text:tab/></text:p>
      <text:p text:style-name="P31"><text:span text:style-name="T5"><text:tab/></text:span><text:span text:style-name="T42">daca B[0] != 1 sau B[0] == 0: <text:s/></text:span></text:p>
      <text:p text:style-name="P31"><text:tab/><text:tab/><text:span text:style-name="T5">raise ValueError()<text:tab/><text:tab/>#daca other nu e cifra sau e 0 aruncam eroare</text:span></text:p>
      <text:p text:style-name="P84"><text:tab/><text:span text:style-name="T27">Sf daca</text:span></text:p>
      <text:p text:style-name="P84"><text:span text:style-name="T27"/></text:p>
      <text:p text:style-name="P84"><text:tab/>X = B[1]</text:p>
      <text:p text:style-name="P84"><text:tab/>R = 0<text:tab/><text:tab/><text:tab/><text:tab/><text:tab/>#restul impartirii</text:p>
      <text:p text:style-name="P84"/>
      <text:p text:style-name="P31"><text:span text:style-name="T5"><text:tab/></text:span><text:span text:style-name="T42">for i A[0], 1, -1:</text:span></text:p>
      <text:p text:style-name="P84"><text:tab/><text:tab/>R = baza*R + A[i]</text:p>
      <text:p text:style-name="P84"><text:tab/><text:tab/>A[i] = R/X<text:tab/><text:tab/><text:tab/>#calculam rezultatul cifra cu cifra in lista A</text:p>
      <text:p text:style-name="P84"><text:tab/><text:tab/>R = R % X</text:p>
      <text:p text:style-name="P31"><text:span text:style-name="T5"><text:tab/></text:span><text:span text:style-name="T42">Sf for</text:span></text:p>
      <text:p text:style-name="P31"><text:tab/></text:p>
      <text:p text:style-name="P31"><text:tab/><text:span text:style-name="T42">while A[A[0]] == 0 si A[0] &gt; 1:</text:span></text:p>
      <text:p text:style-name="P31"><text:tab/><text:tab/><text:span text:style-name="T5">A[0] -= 1<text:tab/><text:tab/><text:tab/>#eliminam zero-urile</text:span></text:p>
      <text:p text:style-name="P31"><text:span text:style-name="T5"><text:tab/></text:span><text:span text:style-name="T42">Sf while</text:span></text:p>
      <text:p text:style-name="P31"/>
      <text:p text:style-name="P31"><text:tab/><text:span text:style-name="T5">div = to_str(A)<text:tab/><text:tab/><text:tab/>#formam sirul catului</text:span></text:p>
      <text:p text:style-name="P31"><text:span text:style-name="T5"><text:tab/>div_nou = Numar(div, base) <text:s text:c="4"/>#formam obiectul </text:span><text:span text:style-name="T6">N</text:span><text:span text:style-name="T5">umar pentru cat</text:span></text:p>
      <text:p text:style-name="P84"><text:tab/></text:p>
      <text:p text:style-name="P31"><text:span text:style-name="T5"><text:tab/></text:span><text:span text:style-name="T6">rest = [1, R]<text:tab/><text:tab/><text:tab/><text:tab/>#formam lista cu o cifra si R</text:span></text:p>
      <text:p text:style-name="P85"><text:tab/>rest = to_str(rest)<text:tab/><text:tab/><text:tab/>#formam sirul de caractere corespunzator</text:p>
      <text:p text:style-name="P85"><text:tab/>rest_nou = Numar(rest, baza) <text:s text:c="3"/>#formam obiectul Numar pentru rest</text:p>
      <text:p text:style-name="P85"><text:tab/></text:p>
      <text:p text:style-name="P31"><text:span text:style-name="T6"><text:tab/></text:span><text:span text:style-name="T43">returneaza [div_nou, rest_nou] </text:span><text:span text:style-name="T6">#returnam o lista unde pe pozitia 0 avem catul si pe pozitia 1, restul</text:span></text:p>
      <text:p text:style-name="P85"/>
      <text:p text:style-name="P33">Sf Algoritm</text:p>
      <text:p text:style-name="P33"/>
      <text:p text:style-name="P46">Pentru celelalte <text:span text:style-name="T55">functionalitati</text:span> ramase raman de prezentat functiile de conversie:</text:p>
      <text:p text:style-name="P46"/>
      <text:p text:style-name="P34">Start Algoritm</text:p>
      <text:p text:style-name="P34"/>
      <text:p text:style-name="P34">functie compute_number(digits):</text:p>
      <text:p text:style-name="P34"><text:tab/><text:span text:style-name="T1">“””</text:span></text:p>
      <text:p text:style-name="P46"><text:tab/>Functie care returneaza numarul extras din sirul cifrelor unui numar</text:p>
      <text:p text:style-name="P46"><text:tab/>:param digits: sirul de cifre ale unui numar</text:p>
      <text:p text:style-name="P46"><text:tab/>:return: numarul format din concatenarea cifrelor</text:p>
      <text:p text:style-name="P46"><text:soft-page-break/><text:tab/>:pre: cifrele trebuie sa fie in baza 10!</text:p>
      <text:p text:style-name="P46"><text:tab/>“””</text:p>
      <text:p text:style-name="P46"><text:tab/>num = 0</text:p>
      <text:p text:style-name="P46"><text:tab/></text:p>
      <text:p text:style-name="P34"><text:span text:style-name="T1"><text:tab/></text:span><text:span text:style-name="T55">for</text:span> cifra in digits:<text:tab/><text:tab/><text:tab/><text:tab/>#<text:span text:style-name="T1">pentru fiecare cifra din lista de cifre</text:span></text:p>
      <text:p text:style-name="P34"><text:tab/> <text:s text:c="3"/><text:span text:style-name="T1">num = num * 10 + int(cifra) <text:s text:c="2"/>#construim numarul, convertind la int cifr</text:span><text:span text:style-name="T13">ele</text:span></text:p>
      <text:p text:style-name="P34"><text:span text:style-name="T1"><text:tab/></text:span>Sf <text:span text:style-name="T55">for</text:span></text:p>
      <text:p text:style-name="P34"><text:tab/></text:p>
      <text:p text:style-name="P34"><text:tab/>returneaza num<text:tab/><text:tab/><text:tab/><text:tab/><text:tab/>#<text:span text:style-name="T1">returneaza numaru</text:span><text:span text:style-name="T13">l</text:span></text:p>
      <text:p text:style-name="P34"><text:span text:style-name="T1"><text:tab/></text:span>Sf Algoritm</text:p>
      <text:p text:style-name="P34"/>
      <text:p text:style-name="P87">Am prezentat algoritmul de mai sus, deoarece va fi folosit in algoritmii ce vor fi prezentati in continuare.</text:p>
      <text:p text:style-name="P87"/>
      <text:p text:style-name="P56">1. Conversie a unui numar din baza 10 intr-o baza oarecare</text:p>
      <text:p text:style-name="P56"/>
      <text:p text:style-name="P116">Start algortitm</text:p>
      <text:p text:style-name="P116"/>
      <text:p text:style-name="P116">functie from10_q(numar, q):</text:p>
      <text:p text:style-name="P116"><text:tab/><text:span text:style-name="T1">“””</text:span></text:p>
      <text:p text:style-name="P102"><text:tab/>Functie care trece un numar din baza 10 in baza q</text:p>
      <text:p text:style-name="P102"><text:tab/>:param numar: numarul in forma <text:span text:style-name="T55">de sir</text:span></text:p>
      <text:p text:style-name="P102"><text:tab/>:param q: baza in care se va trece</text:p>
      <text:p text:style-name="P102"><text:tab/>:returen: numarul sub forma sirului de cifre</text:p>
      <text:p text:style-name="P102"><text:tab/>“””</text:p>
      <text:p text:style-name="P102"><text:tab/></text:p>
      <text:p text:style-name="P102"><text:tab/>numar = compute_number(numar)<text:tab/><text:tab/>#obtinerea numarului in baza 10</text:p>
      <text:p text:style-name="P102"><text:tab/>string = []<text:tab/><text:tab/><text:tab/><text:tab/><text:tab/><text:tab/>#lista vida a cifrelor</text:p>
      <text:p text:style-name="P102"><text:tab/></text:p>
      <text:p text:style-name="P116"><text:span text:style-name="T1"><text:tab/></text:span>while numar != 0:</text:p>
      <text:p text:style-name="P116"><text:tab/><text:tab/><text:span text:style-name="T1">string += [numar % q]<text:tab/><text:tab/><text:tab/>#punem restul impartirii</text:span></text:p>
      <text:p text:style-name="P102"><text:tab/><text:tab/>numar /= q<text:tab/><text:tab/><text:tab/><text:tab/><text:tab/>#impartim <text:s/>la q</text:p>
      <text:p text:style-name="P116"><text:span text:style-name="T1"><text:tab/></text:span>Sf while</text:p>
      <text:p text:style-name="P116"><text:tab/></text:p>
      <text:p text:style-name="P116"><text:tab/><text:span text:style-name="T1">string.rev()<text:tab/><text:tab/><text:tab/><text:tab/><text:tab/><text:tab/>#intoarcem sirul de caractere</text:span></text:p>
      <text:p text:style-name="P102"><text:tab/></text:p>
      <text:p text:style-name="P116"><text:span text:style-name="T1"><text:tab/></text:span>returneaza string<text:tab/><text:tab/><text:tab/><text:tab/><text:span text:style-name="T1">#returnam rezultatul</text:span></text:p>
      <text:p text:style-name="P116">Sf Algoritm</text:p>
      <text:p text:style-name="P116"/>
      <text:p text:style-name="P57"><text:span text:style-name="T44">2</text:span>. Conversie a unui numar <text:span text:style-name="T44">dintr-o baza oarecare in baza 10</text:span></text:p>
      <text:p text:style-name="P57"/>
      <text:p text:style-name="P35">Start Algoritm</text:p>
      <text:p text:style-name="P35"><text:soft-page-break/>functie fromq_10(numar, q):</text:p>
      <text:p text:style-name="P35"><text:tab/><text:span text:style-name="T1">“””</text:span></text:p>
      <text:p text:style-name="P88"><text:tab/>Functie care trece un numar dintr-o bza oarecare in baza 10</text:p>
      <text:p text:style-name="P88"><text:tab/>:param numar: un numar dat prin lista de cifre in baza q</text:p>
      <text:p text:style-name="P88"><text:tab/>:param q: baza in care se afla numarul</text:p>
      <text:p text:style-name="P88"><text:tab/>:return: numarul in baza 10</text:p>
      <text:p text:style-name="P88"><text:tab/>“””</text:p>
      <text:p text:style-name="P88"><text:tab/></text:p>
      <text:p text:style-name="P88"><text:tab/>baza_10 = 0<text:tab/><text:tab/><text:tab/><text:tab/>#numarul in baza 10</text:p>
      <text:p text:style-name="P88"><text:tab/>putere = 1</text:p>
      <text:p text:style-name="P35"><text:span text:style-name="T1"><text:tab/></text:span>for i 1, numar[0]:</text:p>
      <text:p text:style-name="P88"><text:tab/><text:tab/>baza_10 += numar[i]*putere<text:tab/>#construim numarul</text:p>
      <text:p text:style-name="P88"><text:tab/><text:tab/>putere *= q<text:tab/><text:tab/><text:tab/><text:tab/>#trecem la puterea urmatoare</text:p>
      <text:p text:style-name="P35"><text:span text:style-name="T1"><text:tab/></text:span>Sf for</text:p>
      <text:p text:style-name="P35"><text:tab/></text:p>
      <text:p text:style-name="P35"><text:tab/><text:span text:style-name="T1">string = [] <text:tab/><text:tab/><text:tab/><text:tab/><text:tab/>#sirul de cifre </text:span></text:p>
      <text:p text:style-name="P35"><text:span text:style-name="T1"><text:tab/></text:span>while baza_10 !=0:</text:p>
      <text:p text:style-name="P35"><text:tab/><text:tab/><text:span text:style-name="T1">string += [baza_10%10]</text:span></text:p>
      <text:p text:style-name="P88"><text:tab/><text:tab/>baza_10 /= 10<text:tab/><text:tab/><text:tab/>#construim sirul cifrelor</text:p>
      <text:p text:style-name="P35"><text:tab/>Sf_while</text:p>
      <text:p text:style-name="P35"/>
      <text:p text:style-name="P35"><text:tab/><text:span text:style-name="T1">string.rev()<text:tab/><text:tab/><text:tab/><text:tab/><text:tab/>#oglindim sirul cifrelor</text:span></text:p>
      <text:p text:style-name="P88"><text:tab/></text:p>
      <text:p text:style-name="P35"><text:span text:style-name="T1"><text:tab/></text:span>returneaza string <text:tab/><text:tab/><text:tab/>#<text:span text:style-name="T1">returnam rezultatul</text:span></text:p>
      <text:p text:style-name="P35"><text:tab/></text:p>
      <text:p text:style-name="P35"/>
      <text:p text:style-name="P59">3. Conversia unui numar din baza p in baza q</text:p>
      <text:p text:style-name="P58"/>
      <text:p text:style-name="P47"><text:tab/>Pentru convertirea unui numar din baza p in baza q, am procedat prin apelarea procedurii de trecere a numarului din baza p in baza 10 si apoi din baza 10 in baza q, fiind prea simplu pentru a mai prezenta algoritmul aici</text:p>
      <text:p text:style-name="P47"/>
      <text:p text:style-name="P59">4. Conversia unui numar din baza 2 in baza 4 </text:p>
      <text:p text:style-name="P59"/>
      <text:p text:style-name="P36">Start Algoritm</text:p>
      <text:p text:style-name="P36"/>
      <text:p text:style-name="P36">functie conv_2_4(cifre):</text:p>
      <text:p text:style-name="P36"><text:tab/><text:span text:style-name="T1">“””</text:span></text:p>
      <text:p text:style-name="P47"><text:tab/>Funcite care converteste rap<text:span text:style-name="T55">i</text:span>d un numar din baza 2 in baza 4</text:p>
      <text:p text:style-name="P47"><text:tab/>:return: numarul in baza 4</text:p>
      <text:p text:style-name="P47"><text:tab/>“””</text:p>
      <text:p text:style-name="P47"><text:tab/>base_4_dict = {“0<text:span text:style-name="T56">0</text:span>”:0, “01”:1, “10”:2, “11”:3}</text:p>
      <text:p text:style-name="P47"><text:soft-page-break/><text:tab/></text:p>
      <text:p text:style-name="P47"><text:tab/>string = “”<text:tab/><text:tab/><text:tab/><text:tab/><text:tab/>#sirul rezultat</text:p>
      <text:p text:style-name="P47"><text:tab/></text:p>
      <text:p text:style-name="P36"><text:span text:style-name="T1"><text:tab/></text:span>daca lungime(cifre) % 2 == 0:<text:tab/><text:span text:style-name="T1">#daca avem numar par de cifre</text:span></text:p>
      <text:p text:style-name="P36"><text:span text:style-name="T1"><text:tab/><text:tab/></text:span>for i 0, lungime(cifre)-1, 2:</text:p>
      <text:p text:style-name="P47"><text:tab/><text:tab/><text:tab/>cheie = cifre[i] + cifre[i + 1]<text:tab/>#construim perechia de cifre binare</text:p>
      <text:p text:style-name="P47"><text:tab/><text:tab/><text:tab/>string += str(base_4_dict[cheie]) #adaugam cifra in baza 4</text:p>
      <text:p text:style-name="P36"><text:span text:style-name="T1"><text:tab/><text:tab/></text:span>Sf for</text:p>
      <text:p text:style-name="P36"><text:span text:style-name="T1"><text:tab/></text:span><text:span text:style-name="T57">altfel</text:span>:</text:p>
      <text:p text:style-name="P36"><text:tab/><text:tab/><text:span text:style-name="T1"><text:tab/><text:tab/><text:tab/><text:tab/><text:tab/>#avem de adaugat un 0 inaintea sirului</text:span></text:p>
      <text:p text:style-name="P47"><text:tab/><text:tab/>cifre_noi = [‘0’]</text:p>
      <text:p text:style-name="P47"><text:tab/><text:tab/>cifre_noi += cifre<text:tab/><text:tab/><text:tab/>#concatenam cifrele la caracterul 0 </text:p>
      <text:p text:style-name="P36"><text:span text:style-name="T1"><text:tab/><text:tab/></text:span>for i 0, lungime(cifre)-1, 2:</text:p>
      <text:p text:style-name="P47"><text:tab/><text:tab/><text:tab/>cheie = cifre_noi[i] + cifre_noi[i+1] #aplicam acelasi rationament</text:p>
      <text:p text:style-name="P47"><text:tab/><text:tab/><text:tab/>string += str(base_4_dict[cheie])</text:p>
      <text:p text:style-name="P36"><text:span text:style-name="T1"><text:tab/><text:tab/></text:span>Sf for</text:p>
      <text:p text:style-name="P37"><text:span text:style-name="T1"><text:tab/></text:span><text:span text:style-name="T45">Sf daca</text:span></text:p>
      <text:p text:style-name="P90"><text:tab/></text:p>
      <text:p text:style-name="P38"><text:span text:style-name="T1"><text:tab/></text:span><text:span text:style-name="T45">returneaza string <text:s/><text:tab/><text:tab/><text:tab/>#</text:span><text:span text:style-name="T7">returnam rezultatul</text:span><text:span text:style-name="T1"><text:tab/></text:span></text:p>
      <text:p text:style-name="P38"><text:span text:style-name="T1"/></text:p>
      <text:p text:style-name="P38"><text:span text:style-name="T46">Sf algoritm</text:span><text:span text:style-name="T1"> </text:span></text:p>
      <text:p text:style-name="P91"/>
      <text:p text:style-name="P91"/>
      <text:p text:style-name="P60"><text:span text:style-name="T47">5</text:span>. Conversia unui numar din baza <text:span text:style-name="T47">4</text:span> in baza <text:span text:style-name="T47">2</text:span></text:p>
      <text:p text:style-name="P60"/>
      <text:p text:style-name="P39">Start algoritm</text:p>
      <text:p text:style-name="P39"/>
      <text:p text:style-name="P39">functie conv_4_2(cifre):</text:p>
      <text:p text:style-name="P39"><text:tab/><text:span text:style-name="T1">“””</text:span></text:p>
      <text:p text:style-name="P92"><text:tab/>Functie care converteste rapid un numar din baza 4 in baza 2</text:p>
      <text:p text:style-name="P92"><text:tab/>:return: numarul in baza 2</text:p>
      <text:p text:style-name="P92"><text:tab/>“””</text:p>
      <text:p text:style-name="P92"><text:tab/>dict_base_4 = {“0”:”00”, “1”:”01”, “2”:”10”, “3”:”11”}</text:p>
      <text:p text:style-name="P92"><text:tab/>string = “”<text:tab/><text:tab/><text:tab/><text:tab/><text:tab/>#sirul rezultat</text:p>
      <text:p text:style-name="P92"><text:tab/></text:p>
      <text:p text:style-name="P39"><text:span text:style-name="T1"><text:tab/></text:span>for cifra in cifre:</text:p>
      <text:p text:style-name="P39"><text:tab/><text:tab/><text:span text:style-name="T1">string += dict_base_4[cifra]<text:tab/></text:span></text:p>
      <text:p text:style-name="P39"><text:span text:style-name="T1"><text:tab/></text:span>Sf for</text:p>
      <text:p text:style-name="P39"><text:tab/>returneaza string<text:tab/><text:tab/><text:tab/><text:tab/>#<text:span text:style-name="T1">returnam rezultatul</text:span></text:p>
      <text:p text:style-name="P39"><text:span text:style-name="T1"/></text:p>
      <text:p text:style-name="P39">Sf algoritm</text:p>
      <text:p text:style-name="P92"/>
      <text:p text:style-name="P40"><text:soft-page-break/><text:span text:style-name="T38">6</text:span><text:span text:style-name="T37">. Conversia unui numar din baza </text:span><text:span text:style-name="T38">2</text:span><text:span text:style-name="T37"> in baza </text:span><text:span text:style-name="T38">8</text:span></text:p>
      <text:p text:style-name="P117"/>
      <text:p text:style-name="P103">Start algoritm</text:p>
      <text:p text:style-name="P103"/>
      <text:p text:style-name="P103">functie conv_2_8(cifre):</text:p>
      <text:p text:style-name="P48"><text:tab/>“””</text:p>
      <text:p text:style-name="P40"><text:span text:style-name="T1"><text:tab/></text:span><text:span text:style-name="T8">Functie care converteste rapid un numar din baza 2 in baza 8</text:span></text:p>
      <text:p text:style-name="P49"><text:tab/>:return: numarul in baza 8</text:p>
      <text:p text:style-name="P48"><text:tab/>“””</text:p>
      <text:p text:style-name="P48"><text:tab/></text:p>
      <text:p text:style-name="P40"><text:span text:style-name="T1"><text:tab/></text:span><text:span text:style-name="T8">dict_base_8 = {“000”:”0”, “001”:”1”, “010”:”2”, “011”:”3”,</text:span></text:p>
      <text:p text:style-name="P49"><text:tab/><text:tab/><text:tab/> <text:s text:c="4"/>“100”:”4”, “101”:”5”, “110”:”6”, “111”:”7”</text:p>
      <text:p text:style-name="P40"><text:span text:style-name="T8"><text:tab/><text:tab/><text:tab/> <text:s text:c="2"/>}</text:span><text:span text:style-name="T1"><text:tab/></text:span></text:p>
      <text:p text:style-name="P40"><text:span text:style-name="T1"><text:tab/></text:span><text:span text:style-name="T8">string = “”</text:span></text:p>
      <text:p text:style-name="P40"><text:span text:style-name="T8"><text:tab/></text:span><text:span text:style-name="T48">daca lungime(cifre) % 3 == 0: <text:tab/></text:span><text:span text:style-name="T8">#daca avem cate cifre trebuie</text:span></text:p>
      <text:p text:style-name="P40"><text:span text:style-name="T8"><text:tab/><text:tab/></text:span><text:span text:style-name="T48">for i 0, lungime(cifre) – 2, 3:</text:span></text:p>
      <text:p text:style-name="P40"><text:tab/><text:tab/><text:tab/><text:span text:style-name="T8">chieie = cifre[i] + cifre[i + 1] + cifre[i + 2]</text:span></text:p>
      <text:p text:style-name="P48"><text:tab/><text:tab/><text:tab/><text:span text:style-name="T48">string += dict_base_8[cheie]#acelasi rationament ca la bazele 2-4</text:span></text:p>
      <text:p text:style-name="P48"><text:tab/><text:tab/><text:span text:style-name="T22">Sf for</text:span></text:p>
      <text:p text:style-name="P103"><text:tab/>altfel:</text:p>
      <text:p text:style-name="P48"><text:span text:style-name="T22"><text:tab/><text:tab/></text:span><text:span text:style-name="T48">nr_zero = 3 – lungime(cifre) % 3 #punem cate zero-uri trebuie la inceput</text:span></text:p>
      <text:p text:style-name="P48"><text:tab/><text:tab/><text:span text:style-name="T48">cifre_noi = [‘0’]*nr_zero <text:tab/> <text:s text:c="2"/>#formam o lista cu numarul de zero-uri</text:span></text:p>
      <text:p text:style-name="P48"><text:tab/><text:tab/><text:span text:style-name="T48">cifre_noi += cifre<text:tab/><text:tab/> <text:s text:c="2"/><text:tab/> <text:s text:c="2"/>#concatenam lista de cifre </text:span></text:p>
      <text:p text:style-name="P48"><text:tab/><text:tab/><text:span text:style-name="T22">for i 0, l</text:span><text:span text:style-name="T29">ungime</text:span><text:span text:style-name="T22">(cifre_noi) – 2, 3:</text:span></text:p>
      <text:p text:style-name="P48"><text:tab/><text:tab/><text:tab/><text:span text:style-name="T48">cheie = cifre_noi[i] + cifre_noi[i + 1] + cifre_noi[i + 2]</text:span></text:p>
      <text:p text:style-name="P48"><text:tab/><text:tab/><text:tab/><text:span text:style-name="T48">string += dict_base_8[cheie]</text:span></text:p>
      <text:p text:style-name="P48"><text:tab/><text:tab/><text:span text:style-name="T22">Sf fo</text:span><text:span text:style-name="T28">r</text:span></text:p>
      <text:p text:style-name="P48"><text:span text:style-name="T22"><text:tab/>returneaza string<text:tab/><text:tab/><text:tab/></text:span><text:span text:style-name="T48">#returnam rezultatul</text:span></text:p>
      <text:p text:style-name="P48"/>
      <text:p text:style-name="P113">Sf Algoritm</text:p>
      <text:p text:style-name="P48"/>
      <text:p text:style-name="P40"><text:span text:style-name="T38">7</text:span><text:span text:style-name="T37">. Conversia unui numar din baza </text:span><text:span text:style-name="T38">8</text:span><text:span text:style-name="T37"> in baza </text:span><text:span text:style-name="T38">2</text:span></text:p>
      <text:p text:style-name="P119"/>
      <text:p text:style-name="P103">Start algoritm</text:p>
      <text:p text:style-name="P103"/>
      <text:p text:style-name="P103">functie conv_8_2(cifre):</text:p>
      <text:p text:style-name="P49"><text:span text:style-name="T17"><text:tab/></text:span>“””</text:p>
      <text:p text:style-name="P49"><text:tab/>Functie care converteste rapid un numar din baza 8 in baza 2</text:p>
      <text:p text:style-name="P49"><text:tab/>:return: numarul in baza 2</text:p>
      <text:p text:style-name="P49"><text:tab/>“””</text:p>
      <text:p text:style-name="P49"><text:tab/>dict_base_8 = {“0”:”000”, “1”:”001”, “2”:”010”, “3”:”011”.</text:p>
      <text:p text:style-name="P49"><text:tab/><text:tab/><text:tab/> <text:s text:c="4"/>“4”:”100”, “5”:”101”, “6”:”110”, “7”:”111”<text:tab/></text:p>
      <text:p text:style-name="P49"><text:soft-page-break/><text:tab/><text:tab/><text:tab/> <text:s text:c="2"/>}</text:p>
      <text:p text:style-name="P49"><text:tab/>string = “”</text:p>
      <text:p text:style-name="P49"><text:tab/><text:span text:style-name="T17">for cifra in cifre:</text:span></text:p>
      <text:p text:style-name="P49"><text:tab/><text:tab/>string += dict_base_8[cifra]<text:tab/><text:tab/>#cinstruim sirul rezultat</text:p>
      <text:p text:style-name="P49"><text:tab/><text:span text:style-name="T17">Sf for</text:span></text:p>
      <text:p text:style-name="P49"><text:span text:style-name="T17"><text:tab/>returneaza string <text:tab/><text:tab/><text:tab/><text:tab/></text:span>#returneaza rezultatul</text:p>
      <text:p text:style-name="P49"/>
      <text:p text:style-name="P114">Sf Algoritm</text:p>
      <text:p text:style-name="P49"/>
      <text:p text:style-name="P41"><text:span text:style-name="T39">8</text:span><text:span text:style-name="T37">. Conversia unui numar din baza </text:span><text:span text:style-name="T39">2</text:span><text:span text:style-name="T37"> in baza </text:span><text:span text:style-name="T39">16</text:span></text:p>
      <text:p text:style-name="P120"/>
      <text:p text:style-name="P43">Start algoritm</text:p>
      <text:p text:style-name="P43"/>
      <text:p text:style-name="P43">functie conv_2_16(cifre):</text:p>
      <text:p text:style-name="P43"><text:tab/><text:span text:style-name="T1">“””</text:span></text:p>
      <text:p text:style-name="P95"><text:tab/>Functie care convertsete rapid un numar din baza 2 in baza 16</text:p>
      <text:p text:style-name="P95"><text:tab/>:return: numarul in baza 16</text:p>
      <text:p text:style-name="P95"><text:tab/>“””</text:p>
      <text:p text:style-name="P95"><text:tab/>dict_base_16 = {“0000”:”0”, “0001”:”1”, “0010”:”2”, “0011”:”3”,</text:p>
      <text:p text:style-name="P95"><text:tab/><text:tab/><text:tab/> <text:s text:c="6"/>“0100”:”4”, “0101”:”5”, “0110”:”7”, “0111”:”7”,</text:p>
      <text:p text:style-name="P95"><text:tab/><text:tab/><text:tab/> <text:s text:c="6"/>“1000”:”8”, “1001”:”9”, “1010”:”A”, “1011”:”B”,</text:p>
      <text:p text:style-name="P95"><text:tab/><text:tab/><text:tab/> <text:s text:c="6"/>“1100”:”C”, “1101”:”D”, “1110”:”E”, “1111”:”F”</text:p>
      <text:p text:style-name="P95"><text:tab/><text:tab/><text:tab/> <text:s text:c="4"/>}</text:p>
      <text:p text:style-name="P95"><text:tab/></text:p>
      <text:p text:style-name="P43"><text:span text:style-name="T1"><text:tab/></text:span><text:span text:style-name="T9">string = “”</text:span></text:p>
      <text:p text:style-name="P43"><text:span text:style-name="T9"><text:tab/></text:span><text:span text:style-name="T49">daca lungime(cifre) % 4 == 0:</text:span></text:p>
      <text:p text:style-name="P43"><text:tab/><text:tab/><text:span text:style-name="T49">for i 0, lungime(cifre) – 3, 4:</text:span></text:p>
      <text:p text:style-name="P43"><text:tab/><text:tab/><text:tab/><text:span text:style-name="T9">cheie = cifre[i] + cifre[i + 1] + cifre[i + 2] + cifre[i + 3]</text:span></text:p>
      <text:p text:style-name="P43"><text:tab/><text:tab/><text:tab/><text:span text:style-name="T9">string += dict_base_16[cheie]</text:span></text:p>
      <text:p text:style-name="P43"><text:span text:style-name="T9"><text:tab/><text:tab/></text:span><text:span text:style-name="T49">Sf for</text:span></text:p>
      <text:p text:style-name="P43"><text:tab/><text:span text:style-name="T49">altfel:</text:span></text:p>
      <text:p text:style-name="P43"><text:tab/><text:tab/><text:span text:style-name="T9">nr_zero = 4 – lungime(cifre) % 4</text:span></text:p>
      <text:p text:style-name="P96"><text:tab/><text:tab/>cifre_noi = [‘0’]*nr_zero</text:p>
      <text:p text:style-name="P96"><text:tab/><text:tab/>cifre_noi += cifre</text:p>
      <text:p text:style-name="P43"><text:span text:style-name="T9"><text:tab/><text:tab/></text:span><text:span text:style-name="T49">for i 0, lungime(cifre) – 3, 4:</text:span></text:p>
      <text:p text:style-name="P43"><text:tab/><text:tab/><text:tab/><text:span text:style-name="T9">cheie = cifre_noi[i] + cifre_noi[i + 1] + cifre_noi[i + 2] + cifre_noi[i+3]</text:span></text:p>
      <text:p text:style-name="P96"><text:tab/><text:tab/><text:tab/>string += dict_base_16[cheie]</text:p>
      <text:p text:style-name="P43"><text:span text:style-name="T9"><text:tab/><text:tab/></text:span><text:span text:style-name="T49">Sf for</text:span></text:p>
      <text:p text:style-name="P43"><text:tab/><text:tab/><text:span text:style-name="T49">returneaza string<text:tab/><text:tab/><text:tab/><text:tab/></text:span><text:span text:style-name="T9">#returnam rezultatul</text:span></text:p>
      <text:p text:style-name="P43"><text:span text:style-name="T9"/></text:p>
      <text:p text:style-name="P45"><text:span text:style-name="T49">S</text:span>f Algoritm</text:p>
      <text:p text:style-name="P118"><text:soft-page-break/></text:p>
      <text:p text:style-name="P42"><text:span text:style-name="T40">9</text:span><text:span text:style-name="T37">. Conversia unui numar din baza </text:span><text:span text:style-name="T40">16</text:span><text:span text:style-name="T37"> in baza </text:span><text:span text:style-name="T40">2</text:span></text:p>
      <text:p text:style-name="P121"/>
      <text:p text:style-name="P44">Start Algoritm</text:p>
      <text:p text:style-name="P44">functie conv_16_2(cifre):</text:p>
      <text:p text:style-name="P44"><text:tab/><text:span text:style-name="T1">“””</text:span></text:p>
      <text:p text:style-name="P97"><text:tab/>Functie care converteste rapid un numar din baza 16 in baza 2</text:p>
      <text:p text:style-name="P97"><text:tab/>:return: numarul in baza 2</text:p>
      <text:p text:style-name="P97"><text:tab/>“””</text:p>
      <text:p text:style-name="P97"><text:tab/>string = “”</text:p>
      <text:p text:style-name="P44"><text:span text:style-name="T1"><text:tab/></text:span>for cifra in cifre:</text:p>
      <text:p text:style-name="P97"><text:tab/><text:tab/>string += dict_base_16[cifre]<text:tab/><text:tab/>#construim rezultatul</text:p>
      <text:p text:style-name="P44"><text:span text:style-name="T1"><text:tab/></text:span>Sf for</text:p>
      <text:p text:style-name="P44"><text:span text:style-name="T1"><text:tab/></text:span>returneaza string<text:tab/><text:tab/><text:tab/><text:tab/><text:tab/><text:span text:style-name="T1">#returnam rezultatul</text:span></text:p>
      <text:p text:style-name="P97"/>
      <text:p text:style-name="P44"><text:span text:style-name="T50">Sf algoritm</text:span><text:span text:style-name="T1"><text:tab/><text:tab/></text:span></text:p>
      <text:p text:style-name="P106"><text:span text:style-name="T1"/></text:p>
      <text:p text:style-name="P106"><text:span text:style-name="T1">Testele pentru fiecare dintre subalgoritmii de mai sus, precum si pentru fiecare metoda care prelucreaza in vreun fel datele sunt in modulul </text:span>tests.py <text:span text:style-name="T1">din directorul </text:span>utils</text:p>
      <text:p text:style-name="P106"><text:span text:style-name="T1"/></text:p>
      <text:p text:style-name="P101"/>
      <text:p text:style-name="P107"><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6fee" officeooo:paragraph-rsid="00356fe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7:35:26.933252594</meta:creation-date>
    <dc:date>2018-02-22T00:02:49.659583646</dc:date>
    <meta:editing-duration>PT2H44M31S</meta:editing-duration>
    <meta:editing-cycles>40</meta:editing-cycles>
    <meta:generator>LibreOffice/5.1.6.2$Linux_X86_64 LibreOffice_project/10m0$Build-2</meta:generator>
    <meta:document-statistic meta:table-count="2" meta:image-count="0" meta:object-count="0" meta:page-count="17" meta:paragraph-count="492" meta:word-count="3188" meta:character-count="20001" meta:non-whitespace-character-count="16460"/>
  </office:meta>
</office:document-meta>
</file>